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3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ext-properties style:font-name="Arial" style:font-name-asian="DejaVu Sans" style:font-name-complex="Mangal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2" table:default-cell-style-name="ce2"/>
        <table:table-row table:style-name="ro1">
          <table:table-cell/>
          <table:table-cell office:value-type="string" calcext:value-type="string">
            <text:p>Breite:</text:p>
          </table:table-cell>
          <table:table-cell table:style-name="ce1" office:value-type="float" office:value="632" calcext:value-type="float">
            <text:p>632 km</text:p>
          </table:table-cell>
          <table:table-cell/>
          <table:table-cell office:value-type="string" calcext:value-type="string">
            <text:p>Nord</text:p>
          </table:table-cell>
          <table:table-cell/>
          <table:table-cell office:value-type="float" office:value="55.052222" calcext:value-type="float">
            <text:p>55,05222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öhe:</text:p>
          </table:table-cell>
          <table:table-cell table:style-name="ce1" office:value-type="float" office:value="876" calcext:value-type="float">
            <text:p>876 km</text:p>
          </table:table-cell>
          <table:table-cell/>
          <table:table-cell office:value-type="string" calcext:value-type="string">
            <text:p>Ost</text:p>
          </table:table-cell>
          <table:table-cell office:value-type="float" office:value="15.041925" calcext:value-type="float">
            <text:p>15,041925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Süd</text:p>
          </table:table-cell>
          <table:table-cell/>
          <table:table-cell office:value-type="float" office:value="47.270108" calcext:value-type="float">
            <text:p>47,270108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West</text:p>
          </table:table-cell>
          <table:table-cell office:value-type="float" office:value="5.916667" calcext:value-type="float">
            <text:p>5,916667</text:p>
          </table:table-cell>
          <table:table-cell table:number-columns-repeated="2"/>
          <table:table-cell table:style-name="Default"/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rd</text:p>
          </table:table-cell>
          <table:table-cell office:value-type="string" calcext:value-type="string">
            <text:p>Ost</text:p>
          </table:table-cell>
          <table:table-cell/>
          <table:table-cell office:value-type="string" calcext:value-type="string">
            <text:p>XCoords</text:p>
          </table:table-cell>
          <table:table-cell office:value-type="string" calcext:value-type="string">
            <text:p>YCoords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float" office:value="52.5014076" calcext:value-type="float">
            <text:p>52,5014076</text:p>
          </table:table-cell>
          <table:table-cell office:value-type="float" office:value="13.4023285" calcext:value-type="float">
            <text:p>13,4023285</text:p>
          </table:table-cell>
          <table:table-cell/>
          <table:table-cell table:formula="of:=ROUND(([.$C$1]/([.$F$2]-[.$F$4]))*([.$F$2]-[.$D9]))" office:value-type="float" office:value="114" calcext:value-type="float">
            <text:p>114</text:p>
          </table:table-cell>
          <table:table-cell table:formula="of:=ROUND(([.$C$2]/([.$G$1]-[.$G$3]))*([.$C9]-[.$G$3]))" office:value-type="float" office:value="589" calcext:value-type="float">
            <text:p>589</text:p>
          </table:table-cell>
          <table:table-cell/>
          <table:table-cell table:formula="of:=CONCATENATE(&quot;&lt;Station id=&quot;&quot;&quot;;[.A9];&quot;&quot;&quot;&gt;&lt;Name&gt;&quot;;[.B9];&quot;&lt;/Name&gt;&lt;XCoordinate&gt;&quot;;[.F9];&quot;&lt;/XCoordinate&gt;&lt;YCoordinate&gt;&quot;;[.G9];&quot;&lt;/YCoordinate&gt;&lt;/Station&gt;&quot;)" office:value-type="string" office:string-value="&lt;Station id=&quot;1&quot;&gt;&lt;Name&gt;Berlin&lt;/Name&gt;&lt;XCoordinate&gt;114&lt;/XCoordinate&gt;&lt;YCoordinate&gt;589&lt;/YCoordinate&gt;&lt;/Station&gt;" calcext:value-type="string">
            <text:p>&lt;Station id="1"&gt;&lt;Name&gt;Berlin&lt;/Name&gt;&lt;XCoordinate&gt;114&lt;/XCoordinate&gt;&lt;YCoordinate&gt;589&lt;/YCoordinate&gt;&lt;/Station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float" office:value="53.5533409" calcext:value-type="float">
            <text:p>53,5533409</text:p>
          </table:table-cell>
          <table:table-cell office:value-type="float" office:value="9.9924698" calcext:value-type="float">
            <text:p>9,9924698</text:p>
          </table:table-cell>
          <table:table-cell/>
          <table:table-cell table:formula="of:=ROUND(([.$C$1]/([.$F$2]-[.$F$4]))*([.$F$2]-[.$D10]))" office:value-type="float" office:value="350" calcext:value-type="float">
            <text:p>350</text:p>
          </table:table-cell>
          <table:table-cell table:formula="of:=ROUND(([.$C$2]/([.$G$1]-[.$G$3]))*([.$C10]-[.$G$3]))" office:value-type="float" office:value="707" calcext:value-type="float">
            <text:p>707</text:p>
          </table:table-cell>
          <table:table-cell/>
          <table:table-cell table:formula="of:=CONCATENATE(&quot;&lt;Station id=&quot;&quot;&quot;;[.A10];&quot;&quot;&quot;&gt;&lt;Name&gt;&quot;;[.B10];&quot;&lt;/Name&gt;&lt;XCoordinate&gt;&quot;;[.F10];&quot;&lt;/XCoordinate&gt;&lt;YCoordinate&gt;&quot;;[.G10];&quot;&lt;/YCoordinate&gt;&lt;/Station&gt;&quot;)" office:value-type="string" office:string-value="&lt;Station id=&quot;2&quot;&gt;&lt;Name&gt;Hamburg&lt;/Name&gt;&lt;XCoordinate&gt;350&lt;/XCoordinate&gt;&lt;YCoordinate&gt;707&lt;/YCoordinate&gt;&lt;/Station&gt;" calcext:value-type="string">
            <text:p>&lt;Station id="2"&gt;&lt;Name&gt;Hamburg&lt;/Name&gt;&lt;XCoordinate&gt;350&lt;/XCoordinate&gt;&lt;YCoordinate&gt;707&lt;/YCoordinate&gt;&lt;/Station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float" office:value="48.1390991" calcext:value-type="float">
            <text:p>48,1390991</text:p>
          </table:table-cell>
          <table:table-cell office:value-type="float" office:value="11.5144997" calcext:value-type="float">
            <text:p>11,5144997</text:p>
          </table:table-cell>
          <table:table-cell/>
          <table:table-cell table:formula="of:=ROUND(([.$C$1]/([.$F$2]-[.$F$4]))*([.$F$2]-[.$D11]))" office:value-type="float" office:value="244" calcext:value-type="float">
            <text:p>244</text:p>
          </table:table-cell>
          <table:table-cell table:formula="of:=ROUND(([.$C$2]/([.$G$1]-[.$G$3]))*([.$C11]-[.$G$3]))" office:value-type="float" office:value="98" calcext:value-type="float">
            <text:p>98</text:p>
          </table:table-cell>
          <table:table-cell/>
          <table:table-cell table:formula="of:=CONCATENATE(&quot;&lt;Station id=&quot;&quot;&quot;;[.A11];&quot;&quot;&quot;&gt;&lt;Name&gt;&quot;;[.B11];&quot;&lt;/Name&gt;&lt;XCoordinate&gt;&quot;;[.F11];&quot;&lt;/XCoordinate&gt;&lt;YCoordinate&gt;&quot;;[.G11];&quot;&lt;/YCoordinate&gt;&lt;/Station&gt;&quot;)" office:value-type="string" office:string-value="&lt;Station id=&quot;3&quot;&gt;&lt;Name&gt;München&lt;/Name&gt;&lt;XCoordinate&gt;244&lt;/XCoordinate&gt;&lt;YCoordinate&gt;98&lt;/YCoordinate&gt;&lt;/Station&gt;" calcext:value-type="string">
            <text:p>&lt;Station id="3"&gt;&lt;Name&gt;München&lt;/Name&gt;&lt;XCoordinate&gt;244&lt;/XCoordinate&gt;&lt;YCoordinate&gt;98&lt;/YCoordinate&gt;&lt;/Station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float" office:value="50.9416695" calcext:value-type="float">
            <text:p>50,9416695</text:p>
          </table:table-cell>
          <table:table-cell office:value-type="float" office:value="6.9551601" calcext:value-type="float">
            <text:p>6,9551601</text:p>
          </table:table-cell>
          <table:table-cell/>
          <table:table-cell table:formula="of:=ROUND(([.$C$1]/([.$F$2]-[.$F$4]))*([.$F$2]-[.$D12]))" office:value-type="float" office:value="560" calcext:value-type="float">
            <text:p>560</text:p>
          </table:table-cell>
          <table:table-cell table:formula="of:=ROUND(([.$C$2]/([.$G$1]-[.$G$3]))*([.$C12]-[.$G$3]))" office:value-type="float" office:value="413" calcext:value-type="float">
            <text:p>413</text:p>
          </table:table-cell>
          <table:table-cell/>
          <table:table-cell table:formula="of:=CONCATENATE(&quot;&lt;Station id=&quot;&quot;&quot;;[.A12];&quot;&quot;&quot;&gt;&lt;Name&gt;&quot;;[.B12];&quot;&lt;/Name&gt;&lt;XCoordinate&gt;&quot;;[.F12];&quot;&lt;/XCoordinate&gt;&lt;YCoordinate&gt;&quot;;[.G12];&quot;&lt;/YCoordinate&gt;&lt;/Station&gt;&quot;)" office:value-type="string" office:string-value="&lt;Station id=&quot;4&quot;&gt;&lt;Name&gt;Köln&lt;/Name&gt;&lt;XCoordinate&gt;560&lt;/XCoordinate&gt;&lt;YCoordinate&gt;413&lt;/YCoordinate&gt;&lt;/Station&gt;" calcext:value-type="string">
            <text:p>&lt;Station id="4"&gt;&lt;Name&gt;Köln&lt;/Name&gt;&lt;XCoordinate&gt;560&lt;/XCoordinate&gt;&lt;YCoordinate&gt;413&lt;/YCoordinate&gt;&lt;/Station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kfurt am Main</text:p>
          </table:table-cell>
          <table:table-cell office:value-type="float" office:value="50.1120796" calcext:value-type="float">
            <text:p>50,1120796</text:p>
          </table:table-cell>
          <table:table-cell office:value-type="float" office:value="8.6834097" calcext:value-type="float">
            <text:p>8,6834097</text:p>
          </table:table-cell>
          <table:table-cell/>
          <table:table-cell table:formula="of:=ROUND(([.$C$1]/([.$F$2]-[.$F$4]))*([.$F$2]-[.$D13]))" office:value-type="float" office:value="440" calcext:value-type="float">
            <text:p>440</text:p>
          </table:table-cell>
          <table:table-cell table:formula="of:=ROUND(([.$C$2]/([.$G$1]-[.$G$3]))*([.$C13]-[.$G$3]))" office:value-type="float" office:value="320" calcext:value-type="float">
            <text:p>320</text:p>
          </table:table-cell>
          <table:table-cell/>
          <table:table-cell table:formula="of:=CONCATENATE(&quot;&lt;Station id=&quot;&quot;&quot;;[.A13];&quot;&quot;&quot;&gt;&lt;Name&gt;&quot;;[.B13];&quot;&lt;/Name&gt;&lt;XCoordinate&gt;&quot;;[.F13];&quot;&lt;/XCoordinate&gt;&lt;YCoordinate&gt;&quot;;[.G13];&quot;&lt;/YCoordinate&gt;&lt;/Station&gt;&quot;)" office:value-type="string" office:string-value="&lt;Station id=&quot;5&quot;&gt;&lt;Name&gt;Frankfurt am Main&lt;/Name&gt;&lt;XCoordinate&gt;440&lt;/XCoordinate&gt;&lt;YCoordinate&gt;320&lt;/YCoordinate&gt;&lt;/Station&gt;" calcext:value-type="string">
            <text:p>&lt;Station id="5"&gt;&lt;Name&gt;Frankfurt am Main&lt;/Name&gt;&lt;XCoordinate&gt;440&lt;/XCoordinate&gt;&lt;YCoordinate&gt;320&lt;/YCoordinate&gt;&lt;/Station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float" office:value="48.7676697" calcext:value-type="float">
            <text:p>48,7676697</text:p>
          </table:table-cell>
          <table:table-cell office:value-type="float" office:value="9.1719198" calcext:value-type="float">
            <text:p>9,1719198</text:p>
          </table:table-cell>
          <table:table-cell/>
          <table:table-cell table:formula="of:=ROUND(([.$C$1]/([.$F$2]-[.$F$4]))*([.$F$2]-[.$D14]))" office:value-type="float" office:value="407" calcext:value-type="float">
            <text:p>407</text:p>
          </table:table-cell>
          <table:table-cell table:formula="of:=ROUND(([.$C$2]/([.$G$1]-[.$G$3]))*([.$C14]-[.$G$3]))" office:value-type="float" office:value="169" calcext:value-type="float">
            <text:p>169</text:p>
          </table:table-cell>
          <table:table-cell/>
          <table:table-cell table:formula="of:=CONCATENATE(&quot;&lt;Station id=&quot;&quot;&quot;;[.A14];&quot;&quot;&quot;&gt;&lt;Name&gt;&quot;;[.B14];&quot;&lt;/Name&gt;&lt;XCoordinate&gt;&quot;;[.F14];&quot;&lt;/XCoordinate&gt;&lt;YCoordinate&gt;&quot;;[.G14];&quot;&lt;/YCoordinate&gt;&lt;/Station&gt;&quot;)" office:value-type="string" office:string-value="&lt;Station id=&quot;6&quot;&gt;&lt;Name&gt;Stuttgart&lt;/Name&gt;&lt;XCoordinate&gt;407&lt;/XCoordinate&gt;&lt;YCoordinate&gt;169&lt;/YCoordinate&gt;&lt;/Station&gt;" calcext:value-type="string">
            <text:p>&lt;Station id="6"&gt;&lt;Name&gt;Stuttgart&lt;/Name&gt;&lt;XCoordinate&gt;407&lt;/XCoordinate&gt;&lt;YCoordinate&gt;169&lt;/YCoordinate&gt;&lt;/Station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üsseldorf</text:p>
          </table:table-cell>
          <table:table-cell office:value-type="float" office:value="51.2156296" calcext:value-type="float">
            <text:p>51,2156296</text:p>
          </table:table-cell>
          <table:table-cell office:value-type="float" office:value="6.7760401" calcext:value-type="float">
            <text:p>6,7760401</text:p>
          </table:table-cell>
          <table:table-cell/>
          <table:table-cell table:formula="of:=ROUND(([.$C$1]/([.$F$2]-[.$F$4]))*([.$F$2]-[.$D15]))" office:value-type="float" office:value="572" calcext:value-type="float">
            <text:p>572</text:p>
          </table:table-cell>
          <table:table-cell table:formula="of:=ROUND(([.$C$2]/([.$G$1]-[.$G$3]))*([.$C15]-[.$G$3]))" office:value-type="float" office:value="444" calcext:value-type="float">
            <text:p>444</text:p>
          </table:table-cell>
          <table:table-cell/>
          <table:table-cell table:formula="of:=CONCATENATE(&quot;&lt;Station id=&quot;&quot;&quot;;[.A15];&quot;&quot;&quot;&gt;&lt;Name&gt;&quot;;[.B15];&quot;&lt;/Name&gt;&lt;XCoordinate&gt;&quot;;[.F15];&quot;&lt;/XCoordinate&gt;&lt;YCoordinate&gt;&quot;;[.G15];&quot;&lt;/YCoordinate&gt;&lt;/Station&gt;&quot;)" office:value-type="string" office:string-value="&lt;Station id=&quot;7&quot;&gt;&lt;Name&gt;Düsseldorf&lt;/Name&gt;&lt;XCoordinate&gt;572&lt;/XCoordinate&gt;&lt;YCoordinate&gt;444&lt;/YCoordinate&gt;&lt;/Station&gt;" calcext:value-type="string">
            <text:p>&lt;Station id="7"&gt;&lt;Name&gt;Düsseldorf&lt;/Name&gt;&lt;XCoordinate&gt;572&lt;/XCoordinate&gt;&lt;YCoordinate&gt;444&lt;/YCoordinate&gt;&lt;/Station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rtmund</text:p>
          </table:table-cell>
          <table:table-cell office:value-type="float" office:value="51.5166092" calcext:value-type="float">
            <text:p>51,5166092</text:p>
          </table:table-cell>
          <table:table-cell office:value-type="float" office:value="7.4582901" calcext:value-type="float">
            <text:p>7,4582901</text:p>
          </table:table-cell>
          <table:table-cell/>
          <table:table-cell table:formula="of:=ROUND(([.$C$1]/([.$F$2]-[.$F$4]))*([.$F$2]-[.$D16]))" office:value-type="float" office:value="525" calcext:value-type="float">
            <text:p>525</text:p>
          </table:table-cell>
          <table:table-cell table:formula="of:=ROUND(([.$C$2]/([.$G$1]-[.$G$3]))*([.$C16]-[.$G$3]))" office:value-type="float" office:value="478" calcext:value-type="float">
            <text:p>478</text:p>
          </table:table-cell>
          <table:table-cell/>
          <table:table-cell table:formula="of:=CONCATENATE(&quot;&lt;Station id=&quot;&quot;&quot;;[.A16];&quot;&quot;&quot;&gt;&lt;Name&gt;&quot;;[.B16];&quot;&lt;/Name&gt;&lt;XCoordinate&gt;&quot;;[.F16];&quot;&lt;/XCoordinate&gt;&lt;YCoordinate&gt;&quot;;[.G16];&quot;&lt;/YCoordinate&gt;&lt;/Station&gt;&quot;)" office:value-type="string" office:string-value="&lt;Station id=&quot;8&quot;&gt;&lt;Name&gt;Dortmund&lt;/Name&gt;&lt;XCoordinate&gt;525&lt;/XCoordinate&gt;&lt;YCoordinate&gt;478&lt;/YCoordinate&gt;&lt;/Station&gt;" calcext:value-type="string">
            <text:p>&lt;Station id="8"&gt;&lt;Name&gt;Dortmund&lt;/Name&gt;&lt;XCoordinate&gt;525&lt;/XCoordinate&gt;&lt;YCoordinate&gt;478&lt;/YCoordinate&gt;&lt;/Station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sen</text:p>
          </table:table-cell>
          <table:table-cell office:value-type="float" office:value="51.4518089" calcext:value-type="float">
            <text:p>51,4518089</text:p>
          </table:table-cell>
          <table:table-cell office:value-type="float" office:value="7.0106001" calcext:value-type="float">
            <text:p>7,0106001</text:p>
          </table:table-cell>
          <table:table-cell/>
          <table:table-cell table:formula="of:=ROUND(([.$C$1]/([.$F$2]-[.$F$4]))*([.$F$2]-[.$D17]))" office:value-type="float" office:value="556" calcext:value-type="float">
            <text:p>556</text:p>
          </table:table-cell>
          <table:table-cell table:formula="of:=ROUND(([.$C$2]/([.$G$1]-[.$G$3]))*([.$C17]-[.$G$3]))" office:value-type="float" office:value="471" calcext:value-type="float">
            <text:p>471</text:p>
          </table:table-cell>
          <table:table-cell/>
          <table:table-cell table:formula="of:=CONCATENATE(&quot;&lt;Station id=&quot;&quot;&quot;;[.A17];&quot;&quot;&quot;&gt;&lt;Name&gt;&quot;;[.B17];&quot;&lt;/Name&gt;&lt;XCoordinate&gt;&quot;;[.F17];&quot;&lt;/XCoordinate&gt;&lt;YCoordinate&gt;&quot;;[.G17];&quot;&lt;/YCoordinate&gt;&lt;/Station&gt;&quot;)" office:value-type="string" office:string-value="&lt;Station id=&quot;9&quot;&gt;&lt;Name&gt;Essen&lt;/Name&gt;&lt;XCoordinate&gt;556&lt;/XCoordinate&gt;&lt;YCoordinate&gt;471&lt;/YCoordinate&gt;&lt;/Station&gt;" calcext:value-type="string">
            <text:p>&lt;Station id="9"&gt;&lt;Name&gt;Essen&lt;/Name&gt;&lt;XCoordinate&gt;556&lt;/XCoordinate&gt;&lt;YCoordinate&gt;471&lt;/YCoordinate&gt;&lt;/Station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men</text:p>
          </table:table-cell>
          <table:table-cell office:value-type="float" office:value="53.0750999" calcext:value-type="float">
            <text:p>53,0750999</text:p>
          </table:table-cell>
          <table:table-cell office:value-type="float" office:value="8.8046904" calcext:value-type="float">
            <text:p>8,8046904</text:p>
          </table:table-cell>
          <table:table-cell/>
          <table:table-cell table:formula="of:=ROUND(([.$C$1]/([.$F$2]-[.$F$4]))*([.$F$2]-[.$D18]))" office:value-type="float" office:value="432" calcext:value-type="float">
            <text:p>432</text:p>
          </table:table-cell>
          <table:table-cell table:formula="of:=ROUND(([.$C$2]/([.$G$1]-[.$G$3]))*([.$C18]-[.$G$3]))" office:value-type="float" office:value="653" calcext:value-type="float">
            <text:p>653</text:p>
          </table:table-cell>
          <table:table-cell/>
          <table:table-cell table:formula="of:=CONCATENATE(&quot;&lt;Station id=&quot;&quot;&quot;;[.A18];&quot;&quot;&quot;&gt;&lt;Name&gt;&quot;;[.B18];&quot;&lt;/Name&gt;&lt;XCoordinate&gt;&quot;;[.F18];&quot;&lt;/XCoordinate&gt;&lt;YCoordinate&gt;&quot;;[.G18];&quot;&lt;/YCoordinate&gt;&lt;/Station&gt;&quot;)" office:value-type="string" office:string-value="&lt;Station id=&quot;10&quot;&gt;&lt;Name&gt;Bremen&lt;/Name&gt;&lt;XCoordinate&gt;432&lt;/XCoordinate&gt;&lt;YCoordinate&gt;653&lt;/YCoordinate&gt;&lt;/Station&gt;" calcext:value-type="string">
            <text:p>&lt;Station id="10"&gt;&lt;Name&gt;Bremen&lt;/Name&gt;&lt;XCoordinate&gt;432&lt;/XCoordinate&gt;&lt;YCoordinate&gt;653&lt;/YCoordinate&gt;&lt;/Station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esden</text:p>
          </table:table-cell>
          <table:table-cell office:value-type="float" office:value="51.0536308" calcext:value-type="float">
            <text:p>51,0536308</text:p>
          </table:table-cell>
          <table:table-cell office:value-type="float" office:value="13.7408104" calcext:value-type="float">
            <text:p>13,7408104</text:p>
          </table:table-cell>
          <table:table-cell/>
          <table:table-cell table:formula="of:=ROUND(([.$C$1]/([.$F$2]-[.$F$4]))*([.$F$2]-[.$D19]))" office:value-type="float" office:value="90" calcext:value-type="float">
            <text:p>90</text:p>
          </table:table-cell>
          <table:table-cell table:formula="of:=ROUND(([.$C$2]/([.$G$1]-[.$G$3]))*([.$C19]-[.$G$3]))" office:value-type="float" office:value="426" calcext:value-type="float">
            <text:p>426</text:p>
          </table:table-cell>
          <table:table-cell/>
          <table:table-cell table:formula="of:=CONCATENATE(&quot;&lt;Station id=&quot;&quot;&quot;;[.A19];&quot;&quot;&quot;&gt;&lt;Name&gt;&quot;;[.B19];&quot;&lt;/Name&gt;&lt;XCoordinate&gt;&quot;;[.F19];&quot;&lt;/XCoordinate&gt;&lt;YCoordinate&gt;&quot;;[.G19];&quot;&lt;/YCoordinate&gt;&lt;/Station&gt;&quot;)" office:value-type="string" office:string-value="&lt;Station id=&quot;11&quot;&gt;&lt;Name&gt;Dresden&lt;/Name&gt;&lt;XCoordinate&gt;90&lt;/XCoordinate&gt;&lt;YCoordinate&gt;426&lt;/YCoordinate&gt;&lt;/Station&gt;" calcext:value-type="string">
            <text:p>&lt;Station id="11"&gt;&lt;Name&gt;Dresden&lt;/Name&gt;&lt;XCoordinate&gt;90&lt;/XCoordinate&gt;&lt;YCoordinate&gt;426&lt;/YCoordinate&gt;&lt;/Station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pzig</text:p>
          </table:table-cell>
          <table:table-cell office:value-type="float" office:value="51.3451996" calcext:value-type="float">
            <text:p>51,3451996</text:p>
          </table:table-cell>
          <table:table-cell office:value-type="float" office:value="12.3859396" calcext:value-type="float">
            <text:p>12,3859396</text:p>
          </table:table-cell>
          <table:table-cell/>
          <table:table-cell table:formula="of:=ROUND(([.$C$1]/([.$F$2]-[.$F$4]))*([.$F$2]-[.$D20]))" office:value-type="float" office:value="184" calcext:value-type="float">
            <text:p>184</text:p>
          </table:table-cell>
          <table:table-cell table:formula="of:=ROUND(([.$C$2]/([.$G$1]-[.$G$3]))*([.$C20]-[.$G$3]))" office:value-type="float" office:value="459" calcext:value-type="float">
            <text:p>459</text:p>
          </table:table-cell>
          <table:table-cell/>
          <table:table-cell table:formula="of:=CONCATENATE(&quot;&lt;Station id=&quot;&quot;&quot;;[.A20];&quot;&quot;&quot;&gt;&lt;Name&gt;&quot;;[.B20];&quot;&lt;/Name&gt;&lt;XCoordinate&gt;&quot;;[.F20];&quot;&lt;/XCoordinate&gt;&lt;YCoordinate&gt;&quot;;[.G20];&quot;&lt;/YCoordinate&gt;&lt;/Station&gt;&quot;)" office:value-type="string" office:string-value="&lt;Station id=&quot;12&quot;&gt;&lt;Name&gt;Leipzig&lt;/Name&gt;&lt;XCoordinate&gt;184&lt;/XCoordinate&gt;&lt;YCoordinate&gt;459&lt;/YCoordinate&gt;&lt;/Station&gt;" calcext:value-type="string">
            <text:p>&lt;Station id="12"&gt;&lt;Name&gt;Leipzig&lt;/Name&gt;&lt;XCoordinate&gt;184&lt;/XCoordinate&gt;&lt;YCoordinate&gt;459&lt;/YCoordinate&gt;&lt;/Station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nover</text:p>
          </table:table-cell>
          <table:table-cell office:value-type="float" office:value="52.3722687" calcext:value-type="float">
            <text:p>52,3722687</text:p>
          </table:table-cell>
          <table:table-cell office:value-type="float" office:value="9.7381496" calcext:value-type="float">
            <text:p>9,7381496</text:p>
          </table:table-cell>
          <table:table-cell/>
          <table:table-cell table:formula="of:=ROUND(([.$C$1]/([.$F$2]-[.$F$4]))*([.$F$2]-[.$D21]))" office:value-type="float" office:value="367" calcext:value-type="float">
            <text:p>367</text:p>
          </table:table-cell>
          <table:table-cell table:formula="of:=ROUND(([.$C$2]/([.$G$1]-[.$G$3]))*([.$C21]-[.$G$3]))" office:value-type="float" office:value="574" calcext:value-type="float">
            <text:p>574</text:p>
          </table:table-cell>
          <table:table-cell/>
          <table:table-cell table:formula="of:=CONCATENATE(&quot;&lt;Station id=&quot;&quot;&quot;;[.A21];&quot;&quot;&quot;&gt;&lt;Name&gt;&quot;;[.B21];&quot;&lt;/Name&gt;&lt;XCoordinate&gt;&quot;;[.F21];&quot;&lt;/XCoordinate&gt;&lt;YCoordinate&gt;&quot;;[.G21];&quot;&lt;/YCoordinate&gt;&lt;/Station&gt;&quot;)" office:value-type="string" office:string-value="&lt;Station id=&quot;13&quot;&gt;&lt;Name&gt;Hannover&lt;/Name&gt;&lt;XCoordinate&gt;367&lt;/XCoordinate&gt;&lt;YCoordinate&gt;574&lt;/YCoordinate&gt;&lt;/Station&gt;" calcext:value-type="string">
            <text:p>&lt;Station id="13"&gt;&lt;Name&gt;Hannover&lt;/Name&gt;&lt;XCoordinate&gt;367&lt;/XCoordinate&gt;&lt;YCoordinate&gt;574&lt;/YCoordinate&gt;&lt;/Station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ürnberg</text:p>
          </table:table-cell>
          <table:table-cell office:value-type="float" office:value="49.4651985" calcext:value-type="float">
            <text:p>49,4651985</text:p>
          </table:table-cell>
          <table:table-cell office:value-type="float" office:value="11.0760002" calcext:value-type="float">
            <text:p>11,0760002</text:p>
          </table:table-cell>
          <table:table-cell/>
          <table:table-cell table:formula="of:=ROUND(([.$C$1]/([.$F$2]-[.$F$4]))*([.$F$2]-[.$D22]))" office:value-type="float" office:value="275" calcext:value-type="float">
            <text:p>275</text:p>
          </table:table-cell>
          <table:table-cell table:formula="of:=ROUND(([.$C$2]/([.$G$1]-[.$G$3]))*([.$C22]-[.$G$3]))" office:value-type="float" office:value="247" calcext:value-type="float">
            <text:p>247</text:p>
          </table:table-cell>
          <table:table-cell/>
          <table:table-cell table:formula="of:=CONCATENATE(&quot;&lt;Station id=&quot;&quot;&quot;;[.A22];&quot;&quot;&quot;&gt;&lt;Name&gt;&quot;;[.B22];&quot;&lt;/Name&gt;&lt;XCoordinate&gt;&quot;;[.F22];&quot;&lt;/XCoordinate&gt;&lt;YCoordinate&gt;&quot;;[.G22];&quot;&lt;/YCoordinate&gt;&lt;/Station&gt;&quot;)" office:value-type="string" office:string-value="&lt;Station id=&quot;14&quot;&gt;&lt;Name&gt;Nürnberg&lt;/Name&gt;&lt;XCoordinate&gt;275&lt;/XCoordinate&gt;&lt;YCoordinate&gt;247&lt;/YCoordinate&gt;&lt;/Station&gt;" calcext:value-type="string">
            <text:p>&lt;Station id="14"&gt;&lt;Name&gt;Nürnberg&lt;/Name&gt;&lt;XCoordinate&gt;275&lt;/XCoordinate&gt;&lt;YCoordinate&gt;247&lt;/YCoordinate&gt;&lt;/Station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isburg</text:p>
          </table:table-cell>
          <table:table-cell office:value-type="float" office:value="51.4314308" calcext:value-type="float">
            <text:p>51,4314308</text:p>
          </table:table-cell>
          <table:table-cell office:value-type="float" office:value="6.7639298" calcext:value-type="float">
            <text:p>6,7639298</text:p>
          </table:table-cell>
          <table:table-cell/>
          <table:table-cell table:formula="of:=ROUND(([.$C$1]/([.$F$2]-[.$F$4]))*([.$F$2]-[.$D23]))" office:value-type="float" office:value="573" calcext:value-type="float">
            <text:p>573</text:p>
          </table:table-cell>
          <table:table-cell table:formula="of:=ROUND(([.$C$2]/([.$G$1]-[.$G$3]))*([.$C23]-[.$G$3]))" office:value-type="float" office:value="468" calcext:value-type="float">
            <text:p>468</text:p>
          </table:table-cell>
          <table:table-cell/>
          <table:table-cell table:formula="of:=CONCATENATE(&quot;&lt;Station id=&quot;&quot;&quot;;[.A23];&quot;&quot;&quot;&gt;&lt;Name&gt;&quot;;[.B23];&quot;&lt;/Name&gt;&lt;XCoordinate&gt;&quot;;[.F23];&quot;&lt;/XCoordinate&gt;&lt;YCoordinate&gt;&quot;;[.G23];&quot;&lt;/YCoordinate&gt;&lt;/Station&gt;&quot;)" office:value-type="string" office:string-value="&lt;Station id=&quot;15&quot;&gt;&lt;Name&gt;Duisburg&lt;/Name&gt;&lt;XCoordinate&gt;573&lt;/XCoordinate&gt;&lt;YCoordinate&gt;468&lt;/YCoordinate&gt;&lt;/Station&gt;" calcext:value-type="string">
            <text:p>&lt;Station id="15"&gt;&lt;Name&gt;Duisburg&lt;/Name&gt;&lt;XCoordinate&gt;573&lt;/XCoordinate&gt;&lt;YCoordinate&gt;468&lt;/YCoordinate&gt;&lt;/Station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chum</text:p>
          </table:table-cell>
          <table:table-cell office:value-type="float" office:value="51.4819984" calcext:value-type="float">
            <text:p>51,4819984</text:p>
          </table:table-cell>
          <table:table-cell office:value-type="float" office:value="7.2126398" calcext:value-type="float">
            <text:p>7,2126398</text:p>
          </table:table-cell>
          <table:table-cell/>
          <table:table-cell table:formula="of:=ROUND(([.$C$1]/([.$F$2]-[.$F$4]))*([.$F$2]-[.$D24]))" office:value-type="float" office:value="542" calcext:value-type="float">
            <text:p>542</text:p>
          </table:table-cell>
          <table:table-cell table:formula="of:=ROUND(([.$C$2]/([.$G$1]-[.$G$3]))*([.$C24]-[.$G$3]))" office:value-type="float" office:value="474" calcext:value-type="float">
            <text:p>474</text:p>
          </table:table-cell>
          <table:table-cell/>
          <table:table-cell table:formula="of:=CONCATENATE(&quot;&lt;Station id=&quot;&quot;&quot;;[.A24];&quot;&quot;&quot;&gt;&lt;Name&gt;&quot;;[.B24];&quot;&lt;/Name&gt;&lt;XCoordinate&gt;&quot;;[.F24];&quot;&lt;/XCoordinate&gt;&lt;YCoordinate&gt;&quot;;[.G24];&quot;&lt;/YCoordinate&gt;&lt;/Station&gt;&quot;)" office:value-type="string" office:string-value="&lt;Station id=&quot;16&quot;&gt;&lt;Name&gt;Bochum&lt;/Name&gt;&lt;XCoordinate&gt;542&lt;/XCoordinate&gt;&lt;YCoordinate&gt;474&lt;/YCoordinate&gt;&lt;/Station&gt;" calcext:value-type="string">
            <text:p>&lt;Station id="16"&gt;&lt;Name&gt;Bochum&lt;/Name&gt;&lt;XCoordinate&gt;542&lt;/XCoordinate&gt;&lt;YCoordinate&gt;474&lt;/YCoordinate&gt;&lt;/Station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uppertal</text:p>
          </table:table-cell>
          <table:table-cell office:value-type="float" office:value="51.2715492" calcext:value-type="float">
            <text:p>51,2715492</text:p>
          </table:table-cell>
          <table:table-cell office:value-type="float" office:value="7.1965599" calcext:value-type="float">
            <text:p>7,1965599</text:p>
          </table:table-cell>
          <table:table-cell/>
          <table:table-cell table:formula="of:=ROUND(([.$C$1]/([.$F$2]-[.$F$4]))*([.$F$2]-[.$D25]))" office:value-type="float" office:value="543" calcext:value-type="float">
            <text:p>543</text:p>
          </table:table-cell>
          <table:table-cell table:formula="of:=ROUND(([.$C$2]/([.$G$1]-[.$G$3]))*([.$C25]-[.$G$3]))" office:value-type="float" office:value="450" calcext:value-type="float">
            <text:p>450</text:p>
          </table:table-cell>
          <table:table-cell/>
          <table:table-cell table:formula="of:=CONCATENATE(&quot;&lt;Station id=&quot;&quot;&quot;;[.A25];&quot;&quot;&quot;&gt;&lt;Name&gt;&quot;;[.B25];&quot;&lt;/Name&gt;&lt;XCoordinate&gt;&quot;;[.F25];&quot;&lt;/XCoordinate&gt;&lt;YCoordinate&gt;&quot;;[.G25];&quot;&lt;/YCoordinate&gt;&lt;/Station&gt;&quot;)" office:value-type="string" office:string-value="&lt;Station id=&quot;17&quot;&gt;&lt;Name&gt;Wuppertal&lt;/Name&gt;&lt;XCoordinate&gt;543&lt;/XCoordinate&gt;&lt;YCoordinate&gt;450&lt;/YCoordinate&gt;&lt;/Station&gt;" calcext:value-type="string">
            <text:p>&lt;Station id="17"&gt;&lt;Name&gt;Wuppertal&lt;/Name&gt;&lt;XCoordinate&gt;543&lt;/XCoordinate&gt;&lt;YCoordinate&gt;450&lt;/YCoordinate&gt;&lt;/Station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elefeld</text:p>
          </table:table-cell>
          <table:table-cell office:value-type="float" office:value="52.0018997" calcext:value-type="float">
            <text:p>52,0018997</text:p>
          </table:table-cell>
          <table:table-cell office:value-type="float" office:value="8.5929098" calcext:value-type="float">
            <text:p>8,5929098</text:p>
          </table:table-cell>
          <table:table-cell/>
          <table:table-cell table:formula="of:=ROUND(([.$C$1]/([.$F$2]-[.$F$4]))*([.$F$2]-[.$D26]))" office:value-type="float" office:value="447" calcext:value-type="float">
            <text:p>447</text:p>
          </table:table-cell>
          <table:table-cell table:formula="of:=ROUND(([.$C$2]/([.$G$1]-[.$G$3]))*([.$C26]-[.$G$3]))" office:value-type="float" office:value="533" calcext:value-type="float">
            <text:p>533</text:p>
          </table:table-cell>
          <table:table-cell/>
          <table:table-cell table:formula="of:=CONCATENATE(&quot;&lt;Station id=&quot;&quot;&quot;;[.A26];&quot;&quot;&quot;&gt;&lt;Name&gt;&quot;;[.B26];&quot;&lt;/Name&gt;&lt;XCoordinate&gt;&quot;;[.F26];&quot;&lt;/XCoordinate&gt;&lt;YCoordinate&gt;&quot;;[.G26];&quot;&lt;/YCoordinate&gt;&lt;/Station&gt;&quot;)" office:value-type="string" office:string-value="&lt;Station id=&quot;18&quot;&gt;&lt;Name&gt;Bielefeld&lt;/Name&gt;&lt;XCoordinate&gt;447&lt;/XCoordinate&gt;&lt;YCoordinate&gt;533&lt;/YCoordinate&gt;&lt;/Station&gt;" calcext:value-type="string">
            <text:p>&lt;Station id="18"&gt;&lt;Name&gt;Bielefeld&lt;/Name&gt;&lt;XCoordinate&gt;447&lt;/XCoordinate&gt;&lt;YCoordinate&gt;533&lt;/YCoordinate&gt;&lt;/Station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nn</text:p>
          </table:table-cell>
          <table:table-cell office:value-type="float" office:value="50.7324219" calcext:value-type="float">
            <text:p>50,7324219</text:p>
          </table:table-cell>
          <table:table-cell office:value-type="float" office:value="7.10186" calcext:value-type="float">
            <text:p>7,10186</text:p>
          </table:table-cell>
          <table:table-cell/>
          <table:table-cell table:formula="of:=ROUND(([.$C$1]/([.$F$2]-[.$F$4]))*([.$F$2]-[.$D27]))" office:value-type="float" office:value="550" calcext:value-type="float">
            <text:p>550</text:p>
          </table:table-cell>
          <table:table-cell table:formula="of:=ROUND(([.$C$2]/([.$G$1]-[.$G$3]))*([.$C27]-[.$G$3]))" office:value-type="float" office:value="390" calcext:value-type="float">
            <text:p>390</text:p>
          </table:table-cell>
          <table:table-cell/>
          <table:table-cell table:formula="of:=CONCATENATE(&quot;&lt;Station id=&quot;&quot;&quot;;[.A27];&quot;&quot;&quot;&gt;&lt;Name&gt;&quot;;[.B27];&quot;&lt;/Name&gt;&lt;XCoordinate&gt;&quot;;[.F27];&quot;&lt;/XCoordinate&gt;&lt;YCoordinate&gt;&quot;;[.G27];&quot;&lt;/YCoordinate&gt;&lt;/Station&gt;&quot;)" office:value-type="string" office:string-value="&lt;Station id=&quot;19&quot;&gt;&lt;Name&gt;Bonn&lt;/Name&gt;&lt;XCoordinate&gt;550&lt;/XCoordinate&gt;&lt;YCoordinate&gt;390&lt;/YCoordinate&gt;&lt;/Station&gt;" calcext:value-type="string">
            <text:p>&lt;Station id="19"&gt;&lt;Name&gt;Bonn&lt;/Name&gt;&lt;XCoordinate&gt;550&lt;/XCoordinate&gt;&lt;YCoordinate&gt;390&lt;/YCoordinate&gt;&lt;/Station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ünster</text:p>
          </table:table-cell>
          <table:table-cell office:value-type="float" office:value="51.9630089" calcext:value-type="float">
            <text:p>51,9630089</text:p>
          </table:table-cell>
          <table:table-cell office:value-type="float" office:value="7.6178098" calcext:value-type="float">
            <text:p>7,6178098</text:p>
          </table:table-cell>
          <table:table-cell/>
          <table:table-cell table:formula="of:=ROUND(([.$C$1]/([.$F$2]-[.$F$4]))*([.$F$2]-[.$D28]))" office:value-type="float" office:value="514" calcext:value-type="float">
            <text:p>514</text:p>
          </table:table-cell>
          <table:table-cell table:formula="of:=ROUND(([.$C$2]/([.$G$1]-[.$G$3]))*([.$C28]-[.$G$3]))" office:value-type="float" office:value="528" calcext:value-type="float">
            <text:p>528</text:p>
          </table:table-cell>
          <table:table-cell/>
          <table:table-cell table:formula="of:=CONCATENATE(&quot;&lt;Station id=&quot;&quot;&quot;;[.A28];&quot;&quot;&quot;&gt;&lt;Name&gt;&quot;;[.B28];&quot;&lt;/Name&gt;&lt;XCoordinate&gt;&quot;;[.F28];&quot;&lt;/XCoordinate&gt;&lt;YCoordinate&gt;&quot;;[.G28];&quot;&lt;/YCoordinate&gt;&lt;/Station&gt;&quot;)" office:value-type="string" office:string-value="&lt;Station id=&quot;20&quot;&gt;&lt;Name&gt;Münster&lt;/Name&gt;&lt;XCoordinate&gt;514&lt;/XCoordinate&gt;&lt;YCoordinate&gt;528&lt;/YCoordinate&gt;&lt;/Station&gt;" calcext:value-type="string">
            <text:p>&lt;Station id="20"&gt;&lt;Name&gt;Münster&lt;/Name&gt;&lt;XCoordinate&gt;514&lt;/XCoordinate&gt;&lt;YCoordinate&gt;528&lt;/YCoordinate&gt;&lt;/Station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lsruhe</text:p>
          </table:table-cell>
          <table:table-cell office:value-type="float" office:value="49.0054016" calcext:value-type="float">
            <text:p>49,0054016</text:p>
          </table:table-cell>
          <table:table-cell office:value-type="float" office:value="8.3868704" calcext:value-type="float">
            <text:p>8,3868704</text:p>
          </table:table-cell>
          <table:table-cell/>
          <table:table-cell table:formula="of:=ROUND(([.$C$1]/([.$F$2]-[.$F$4]))*([.$F$2]-[.$D29]))" office:value-type="float" office:value="461" calcext:value-type="float">
            <text:p>461</text:p>
          </table:table-cell>
          <table:table-cell table:formula="of:=ROUND(([.$C$2]/([.$G$1]-[.$G$3]))*([.$C29]-[.$G$3]))" office:value-type="float" office:value="195" calcext:value-type="float">
            <text:p>195</text:p>
          </table:table-cell>
          <table:table-cell/>
          <table:table-cell table:formula="of:=CONCATENATE(&quot;&lt;Station id=&quot;&quot;&quot;;[.A29];&quot;&quot;&quot;&gt;&lt;Name&gt;&quot;;[.B29];&quot;&lt;/Name&gt;&lt;XCoordinate&gt;&quot;;[.F29];&quot;&lt;/XCoordinate&gt;&lt;YCoordinate&gt;&quot;;[.G29];&quot;&lt;/YCoordinate&gt;&lt;/Station&gt;&quot;)" office:value-type="string" office:string-value="&lt;Station id=&quot;21&quot;&gt;&lt;Name&gt;Karlsruhe&lt;/Name&gt;&lt;XCoordinate&gt;461&lt;/XCoordinate&gt;&lt;YCoordinate&gt;195&lt;/YCoordinate&gt;&lt;/Station&gt;" calcext:value-type="string">
            <text:p>&lt;Station id="21"&gt;&lt;Name&gt;Karlsruhe&lt;/Name&gt;&lt;XCoordinate&gt;461&lt;/XCoordinate&gt;&lt;YCoordinate&gt;195&lt;/YCoordinate&gt;&lt;/Station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nnheim</text:p>
          </table:table-cell>
          <table:table-cell office:value-type="float" office:value="49.4812012" calcext:value-type="float">
            <text:p>49,4812012</text:p>
          </table:table-cell>
          <table:table-cell office:value-type="float" office:value="8.4827099" calcext:value-type="float">
            <text:p>8,4827099</text:p>
          </table:table-cell>
          <table:table-cell/>
          <table:table-cell table:formula="of:=ROUND(([.$C$1]/([.$F$2]-[.$F$4]))*([.$F$2]-[.$D30]))" office:value-type="float" office:value="454" calcext:value-type="float">
            <text:p>454</text:p>
          </table:table-cell>
          <table:table-cell table:formula="of:=ROUND(([.$C$2]/([.$G$1]-[.$G$3]))*([.$C30]-[.$G$3]))" office:value-type="float" office:value="249" calcext:value-type="float">
            <text:p>249</text:p>
          </table:table-cell>
          <table:table-cell/>
          <table:table-cell table:formula="of:=CONCATENATE(&quot;&lt;Station id=&quot;&quot;&quot;;[.A30];&quot;&quot;&quot;&gt;&lt;Name&gt;&quot;;[.B30];&quot;&lt;/Name&gt;&lt;XCoordinate&gt;&quot;;[.F30];&quot;&lt;/XCoordinate&gt;&lt;YCoordinate&gt;&quot;;[.G30];&quot;&lt;/YCoordinate&gt;&lt;/Station&gt;&quot;)" office:value-type="string" office:string-value="&lt;Station id=&quot;22&quot;&gt;&lt;Name&gt;Mannheim&lt;/Name&gt;&lt;XCoordinate&gt;454&lt;/XCoordinate&gt;&lt;YCoordinate&gt;249&lt;/YCoordinate&gt;&lt;/Station&gt;" calcext:value-type="string">
            <text:p>&lt;Station id="22"&gt;&lt;Name&gt;Mannheim&lt;/Name&gt;&lt;XCoordinate&gt;454&lt;/XCoordinate&gt;&lt;YCoordinate&gt;249&lt;/YCoordinate&gt;&lt;/Station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sburg</text:p>
          </table:table-cell>
          <table:table-cell office:value-type="float" office:value="48.3550987" calcext:value-type="float">
            <text:p>48,3550987</text:p>
          </table:table-cell>
          <table:table-cell office:value-type="float" office:value="10.9330997" calcext:value-type="float">
            <text:p>10,9330997</text:p>
          </table:table-cell>
          <table:table-cell/>
          <table:table-cell table:formula="of:=ROUND(([.$C$1]/([.$F$2]-[.$F$4]))*([.$F$2]-[.$D31]))" office:value-type="float" office:value="285" calcext:value-type="float">
            <text:p>285</text:p>
          </table:table-cell>
          <table:table-cell table:formula="of:=ROUND(([.$C$2]/([.$G$1]-[.$G$3]))*([.$C31]-[.$G$3]))" office:value-type="float" office:value="122" calcext:value-type="float">
            <text:p>122</text:p>
          </table:table-cell>
          <table:table-cell/>
          <table:table-cell table:formula="of:=CONCATENATE(&quot;&lt;Station id=&quot;&quot;&quot;;[.A31];&quot;&quot;&quot;&gt;&lt;Name&gt;&quot;;[.B31];&quot;&lt;/Name&gt;&lt;XCoordinate&gt;&quot;;[.F31];&quot;&lt;/XCoordinate&gt;&lt;YCoordinate&gt;&quot;;[.G31];&quot;&lt;/YCoordinate&gt;&lt;/Station&gt;&quot;)" office:value-type="string" office:string-value="&lt;Station id=&quot;23&quot;&gt;&lt;Name&gt;Augsburg&lt;/Name&gt;&lt;XCoordinate&gt;285&lt;/XCoordinate&gt;&lt;YCoordinate&gt;122&lt;/YCoordinate&gt;&lt;/Station&gt;" calcext:value-type="string">
            <text:p>&lt;Station id="23"&gt;&lt;Name&gt;Augsburg&lt;/Name&gt;&lt;XCoordinate&gt;285&lt;/XCoordinate&gt;&lt;YCoordinate&gt;122&lt;/YCoordinate&gt;&lt;/Station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esbaden</text:p>
          </table:table-cell>
          <table:table-cell office:value-type="float" office:value="50.0845985" calcext:value-type="float">
            <text:p>50,0845985</text:p>
          </table:table-cell>
          <table:table-cell office:value-type="float" office:value="8.2422895" calcext:value-type="float">
            <text:p>8,2422895</text:p>
          </table:table-cell>
          <table:table-cell/>
          <table:table-cell table:formula="of:=ROUND(([.$C$1]/([.$F$2]-[.$F$4]))*([.$F$2]-[.$D32]))" office:value-type="float" office:value="471" calcext:value-type="float">
            <text:p>471</text:p>
          </table:table-cell>
          <table:table-cell table:formula="of:=ROUND(([.$C$2]/([.$G$1]-[.$G$3]))*([.$C32]-[.$G$3]))" office:value-type="float" office:value="317" calcext:value-type="float">
            <text:p>317</text:p>
          </table:table-cell>
          <table:table-cell/>
          <table:table-cell table:formula="of:=CONCATENATE(&quot;&lt;Station id=&quot;&quot;&quot;;[.A32];&quot;&quot;&quot;&gt;&lt;Name&gt;&quot;;[.B32];&quot;&lt;/Name&gt;&lt;XCoordinate&gt;&quot;;[.F32];&quot;&lt;/XCoordinate&gt;&lt;YCoordinate&gt;&quot;;[.G32];&quot;&lt;/YCoordinate&gt;&lt;/Station&gt;&quot;)" office:value-type="string" office:string-value="&lt;Station id=&quot;24&quot;&gt;&lt;Name&gt;Wiesbaden&lt;/Name&gt;&lt;XCoordinate&gt;471&lt;/XCoordinate&gt;&lt;YCoordinate&gt;317&lt;/YCoordinate&gt;&lt;/Station&gt;" calcext:value-type="string">
            <text:p>&lt;Station id="24"&gt;&lt;Name&gt;Wiesbaden&lt;/Name&gt;&lt;XCoordinate&gt;471&lt;/XCoordinate&gt;&lt;YCoordinate&gt;317&lt;/YCoordinate&gt;&lt;/Station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elsenkirchen</text:p>
          </table:table-cell>
          <table:table-cell office:value-type="float" office:value="51.5172997" calcext:value-type="float">
            <text:p>51,5172997</text:p>
          </table:table-cell>
          <table:table-cell office:value-type="float" office:value="7.12221" calcext:value-type="float">
            <text:p>7,12221</text:p>
          </table:table-cell>
          <table:table-cell/>
          <table:table-cell table:formula="of:=ROUND(([.$C$1]/([.$F$2]-[.$F$4]))*([.$F$2]-[.$D33]))" office:value-type="float" office:value="549" calcext:value-type="float">
            <text:p>549</text:p>
          </table:table-cell>
          <table:table-cell table:formula="of:=ROUND(([.$C$2]/([.$G$1]-[.$G$3]))*([.$C33]-[.$G$3]))" office:value-type="float" office:value="478" calcext:value-type="float">
            <text:p>478</text:p>
          </table:table-cell>
          <table:table-cell/>
          <table:table-cell table:formula="of:=CONCATENATE(&quot;&lt;Station id=&quot;&quot;&quot;;[.A33];&quot;&quot;&quot;&gt;&lt;Name&gt;&quot;;[.B33];&quot;&lt;/Name&gt;&lt;XCoordinate&gt;&quot;;[.F33];&quot;&lt;/XCoordinate&gt;&lt;YCoordinate&gt;&quot;;[.G33];&quot;&lt;/YCoordinate&gt;&lt;/Station&gt;&quot;)" office:value-type="string" office:string-value="&lt;Station id=&quot;25&quot;&gt;&lt;Name&gt;Gelsenkirchen&lt;/Name&gt;&lt;XCoordinate&gt;549&lt;/XCoordinate&gt;&lt;YCoordinate&gt;478&lt;/YCoordinate&gt;&lt;/Station&gt;" calcext:value-type="string">
            <text:p>&lt;Station id="25"&gt;&lt;Name&gt;Gelsenkirchen&lt;/Name&gt;&lt;XCoordinate&gt;549&lt;/XCoordinate&gt;&lt;YCoordinate&gt;478&lt;/YCoordinate&gt;&lt;/Station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önchengladbach</text:p>
          </table:table-cell>
          <table:table-cell office:value-type="float" office:value="51.1954994" calcext:value-type="float">
            <text:p>51,1954994</text:p>
          </table:table-cell>
          <table:table-cell office:value-type="float" office:value="6.4426799" calcext:value-type="float">
            <text:p>6,4426799</text:p>
          </table:table-cell>
          <table:table-cell/>
          <table:table-cell table:formula="of:=ROUND(([.$C$1]/([.$F$2]-[.$F$4]))*([.$F$2]-[.$D34]))" office:value-type="float" office:value="596" calcext:value-type="float">
            <text:p>596</text:p>
          </table:table-cell>
          <table:table-cell table:formula="of:=ROUND(([.$C$2]/([.$G$1]-[.$G$3]))*([.$C34]-[.$G$3]))" office:value-type="float" office:value="442" calcext:value-type="float">
            <text:p>442</text:p>
          </table:table-cell>
          <table:table-cell/>
          <table:table-cell table:formula="of:=CONCATENATE(&quot;&lt;Station id=&quot;&quot;&quot;;[.A34];&quot;&quot;&quot;&gt;&lt;Name&gt;&quot;;[.B34];&quot;&lt;/Name&gt;&lt;XCoordinate&gt;&quot;;[.F34];&quot;&lt;/XCoordinate&gt;&lt;YCoordinate&gt;&quot;;[.G34];&quot;&lt;/YCoordinate&gt;&lt;/Station&gt;&quot;)" office:value-type="string" office:string-value="&lt;Station id=&quot;26&quot;&gt;&lt;Name&gt;Mönchengladbach&lt;/Name&gt;&lt;XCoordinate&gt;596&lt;/XCoordinate&gt;&lt;YCoordinate&gt;442&lt;/YCoordinate&gt;&lt;/Station&gt;" calcext:value-type="string">
            <text:p>&lt;Station id="26"&gt;&lt;Name&gt;Mönchengladbach&lt;/Name&gt;&lt;XCoordinate&gt;596&lt;/XCoordinate&gt;&lt;YCoordinate&gt;442&lt;/YCoordinate&gt;&lt;/Station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aunschweig</text:p>
          </table:table-cell>
          <table:table-cell office:value-type="float" office:value="52.2355003" calcext:value-type="float">
            <text:p>52,2355003</text:p>
          </table:table-cell>
          <table:table-cell office:value-type="float" office:value="10.5418997" calcext:value-type="float">
            <text:p>10,5418997</text:p>
          </table:table-cell>
          <table:table-cell/>
          <table:table-cell table:formula="of:=ROUND(([.$C$1]/([.$F$2]-[.$F$4]))*([.$F$2]-[.$D35]))" office:value-type="float" office:value="312" calcext:value-type="float">
            <text:p>312</text:p>
          </table:table-cell>
          <table:table-cell table:formula="of:=ROUND(([.$C$2]/([.$G$1]-[.$G$3]))*([.$C35]-[.$G$3]))" office:value-type="float" office:value="559" calcext:value-type="float">
            <text:p>559</text:p>
          </table:table-cell>
          <table:table-cell/>
          <table:table-cell table:formula="of:=CONCATENATE(&quot;&lt;Station id=&quot;&quot;&quot;;[.A35];&quot;&quot;&quot;&gt;&lt;Name&gt;&quot;;[.B35];&quot;&lt;/Name&gt;&lt;XCoordinate&gt;&quot;;[.F35];&quot;&lt;/XCoordinate&gt;&lt;YCoordinate&gt;&quot;;[.G35];&quot;&lt;/YCoordinate&gt;&lt;/Station&gt;&quot;)" office:value-type="string" office:string-value="&lt;Station id=&quot;27&quot;&gt;&lt;Name&gt;Braunschweig&lt;/Name&gt;&lt;XCoordinate&gt;312&lt;/XCoordinate&gt;&lt;YCoordinate&gt;559&lt;/YCoordinate&gt;&lt;/Station&gt;" calcext:value-type="string">
            <text:p>&lt;Station id="27"&gt;&lt;Name&gt;Braunschweig&lt;/Name&gt;&lt;XCoordinate&gt;312&lt;/XCoordinate&gt;&lt;YCoordinate&gt;559&lt;/YCoordinate&gt;&lt;/Station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emnitz</text:p>
          </table:table-cell>
          <table:table-cell office:value-type="float" office:value="50.8362007" calcext:value-type="float">
            <text:p>50,8362007</text:p>
          </table:table-cell>
          <table:table-cell office:value-type="float" office:value="12.9370003" calcext:value-type="float">
            <text:p>12,9370003</text:p>
          </table:table-cell>
          <table:table-cell/>
          <table:table-cell table:formula="of:=ROUND(([.$C$1]/([.$F$2]-[.$F$4]))*([.$F$2]-[.$D36]))" office:value-type="float" office:value="146" calcext:value-type="float">
            <text:p>146</text:p>
          </table:table-cell>
          <table:table-cell table:formula="of:=ROUND(([.$C$2]/([.$G$1]-[.$G$3]))*([.$C36]-[.$G$3]))" office:value-type="float" office:value="401" calcext:value-type="float">
            <text:p>401</text:p>
          </table:table-cell>
          <table:table-cell/>
          <table:table-cell table:formula="of:=CONCATENATE(&quot;&lt;Station id=&quot;&quot;&quot;;[.A36];&quot;&quot;&quot;&gt;&lt;Name&gt;&quot;;[.B36];&quot;&lt;/Name&gt;&lt;XCoordinate&gt;&quot;;[.F36];&quot;&lt;/XCoordinate&gt;&lt;YCoordinate&gt;&quot;;[.G36];&quot;&lt;/YCoordinate&gt;&lt;/Station&gt;&quot;)" office:value-type="string" office:string-value="&lt;Station id=&quot;28&quot;&gt;&lt;Name&gt;Chemnitz&lt;/Name&gt;&lt;XCoordinate&gt;146&lt;/XCoordinate&gt;&lt;YCoordinate&gt;401&lt;/YCoordinate&gt;&lt;/Station&gt;" calcext:value-type="string">
            <text:p>&lt;Station id="28"&gt;&lt;Name&gt;Chemnitz&lt;/Name&gt;&lt;XCoordinate&gt;146&lt;/XCoordinate&gt;&lt;YCoordinate&gt;401&lt;/YCoordinate&gt;&lt;/Station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achen</text:p>
          </table:table-cell>
          <table:table-cell office:value-type="float" office:value="50.7782288" calcext:value-type="float">
            <text:p>50,7782288</text:p>
          </table:table-cell>
          <table:table-cell office:value-type="float" office:value="6.0886402" calcext:value-type="float">
            <text:p>6,0886402</text:p>
          </table:table-cell>
          <table:table-cell/>
          <table:table-cell table:formula="of:=ROUND(([.$C$1]/([.$F$2]-[.$F$4]))*([.$F$2]-[.$D37]))" office:value-type="float" office:value="620" calcext:value-type="float">
            <text:p>620</text:p>
          </table:table-cell>
          <table:table-cell table:formula="of:=ROUND(([.$C$2]/([.$G$1]-[.$G$3]))*([.$C37]-[.$G$3]))" office:value-type="float" office:value="395" calcext:value-type="float">
            <text:p>395</text:p>
          </table:table-cell>
          <table:table-cell/>
          <table:table-cell table:formula="of:=CONCATENATE(&quot;&lt;Station id=&quot;&quot;&quot;;[.A37];&quot;&quot;&quot;&gt;&lt;Name&gt;&quot;;[.B37];&quot;&lt;/Name&gt;&lt;XCoordinate&gt;&quot;;[.F37];&quot;&lt;/XCoordinate&gt;&lt;YCoordinate&gt;&quot;;[.G37];&quot;&lt;/YCoordinate&gt;&lt;/Station&gt;&quot;)" office:value-type="string" office:string-value="&lt;Station id=&quot;29&quot;&gt;&lt;Name&gt;Aachen&lt;/Name&gt;&lt;XCoordinate&gt;620&lt;/XCoordinate&gt;&lt;YCoordinate&gt;395&lt;/YCoordinate&gt;&lt;/Station&gt;" calcext:value-type="string">
            <text:p>&lt;Station id="29"&gt;&lt;Name&gt;Aachen&lt;/Name&gt;&lt;XCoordinate&gt;620&lt;/XCoordinate&gt;&lt;YCoordinate&gt;395&lt;/YCoordinate&gt;&lt;/Station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el</text:p>
          </table:table-cell>
          <table:table-cell office:value-type="float" office:value="54.3232498" calcext:value-type="float">
            <text:p>54,3232498</text:p>
          </table:table-cell>
          <table:table-cell office:value-type="float" office:value="10.1322403" calcext:value-type="float">
            <text:p>10,1322403</text:p>
          </table:table-cell>
          <table:table-cell/>
          <table:table-cell table:formula="of:=ROUND(([.$C$1]/([.$F$2]-[.$F$4]))*([.$F$2]-[.$D38]))" office:value-type="float" office:value="340" calcext:value-type="float">
            <text:p>340</text:p>
          </table:table-cell>
          <table:table-cell table:formula="of:=ROUND(([.$C$2]/([.$G$1]-[.$G$3]))*([.$C38]-[.$G$3]))" office:value-type="float" office:value="794" calcext:value-type="float">
            <text:p>794</text:p>
          </table:table-cell>
          <table:table-cell/>
          <table:table-cell table:formula="of:=CONCATENATE(&quot;&lt;Station id=&quot;&quot;&quot;;[.A38];&quot;&quot;&quot;&gt;&lt;Name&gt;&quot;;[.B38];&quot;&lt;/Name&gt;&lt;XCoordinate&gt;&quot;;[.F38];&quot;&lt;/XCoordinate&gt;&lt;YCoordinate&gt;&quot;;[.G38];&quot;&lt;/YCoordinate&gt;&lt;/Station&gt;&quot;)" office:value-type="string" office:string-value="&lt;Station id=&quot;30&quot;&gt;&lt;Name&gt;Kiel&lt;/Name&gt;&lt;XCoordinate&gt;340&lt;/XCoordinate&gt;&lt;YCoordinate&gt;794&lt;/YCoordinate&gt;&lt;/Station&gt;" calcext:value-type="string">
            <text:p>&lt;Station id="30"&gt;&lt;Name&gt;Kiel&lt;/Name&gt;&lt;XCoordinate&gt;340&lt;/XCoordinate&gt;&lt;YCoordinate&gt;794&lt;/YCoordinate&gt;&lt;/Station&g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lle (Saale)</text:p>
          </table:table-cell>
          <table:table-cell office:value-type="float" office:value="51.4566994" calcext:value-type="float">
            <text:p>51,4566994</text:p>
          </table:table-cell>
          <table:table-cell office:value-type="float" office:value="11.9672003" calcext:value-type="float">
            <text:p>11,9672003</text:p>
          </table:table-cell>
          <table:table-cell/>
          <table:table-cell table:formula="of:=ROUND(([.$C$1]/([.$F$2]-[.$F$4]))*([.$F$2]-[.$D39]))" office:value-type="float" office:value="213" calcext:value-type="float">
            <text:p>213</text:p>
          </table:table-cell>
          <table:table-cell table:formula="of:=ROUND(([.$C$2]/([.$G$1]-[.$G$3]))*([.$C39]-[.$G$3]))" office:value-type="float" office:value="471" calcext:value-type="float">
            <text:p>471</text:p>
          </table:table-cell>
          <table:table-cell/>
          <table:table-cell table:formula="of:=CONCATENATE(&quot;&lt;Station id=&quot;&quot;&quot;;[.A39];&quot;&quot;&quot;&gt;&lt;Name&gt;&quot;;[.B39];&quot;&lt;/Name&gt;&lt;XCoordinate&gt;&quot;;[.F39];&quot;&lt;/XCoordinate&gt;&lt;YCoordinate&gt;&quot;;[.G39];&quot;&lt;/YCoordinate&gt;&lt;/Station&gt;&quot;)" office:value-type="string" office:string-value="&lt;Station id=&quot;31&quot;&gt;&lt;Name&gt;Halle (Saale)&lt;/Name&gt;&lt;XCoordinate&gt;213&lt;/XCoordinate&gt;&lt;YCoordinate&gt;471&lt;/YCoordinate&gt;&lt;/Station&gt;" calcext:value-type="string">
            <text:p>&lt;Station id="31"&gt;&lt;Name&gt;Halle (Saale)&lt;/Name&gt;&lt;XCoordinate&gt;213&lt;/XCoordinate&gt;&lt;YCoordinate&gt;471&lt;/YCoordinate&gt;&lt;/Station&gt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gdeburg</text:p>
          </table:table-cell>
          <table:table-cell office:value-type="float" office:value="52.1318588" calcext:value-type="float">
            <text:p>52,1318588</text:p>
          </table:table-cell>
          <table:table-cell office:value-type="float" office:value="11.62778" calcext:value-type="float">
            <text:p>11,62778</text:p>
          </table:table-cell>
          <table:table-cell/>
          <table:table-cell table:formula="of:=ROUND(([.$C$1]/([.$F$2]-[.$F$4]))*([.$F$2]-[.$D40]))" office:value-type="float" office:value="236" calcext:value-type="float">
            <text:p>236</text:p>
          </table:table-cell>
          <table:table-cell table:formula="of:=ROUND(([.$C$2]/([.$G$1]-[.$G$3]))*([.$C40]-[.$G$3]))" office:value-type="float" office:value="547" calcext:value-type="float">
            <text:p>547</text:p>
          </table:table-cell>
          <table:table-cell/>
          <table:table-cell table:formula="of:=CONCATENATE(&quot;&lt;Station id=&quot;&quot;&quot;;[.A40];&quot;&quot;&quot;&gt;&lt;Name&gt;&quot;;[.B40];&quot;&lt;/Name&gt;&lt;XCoordinate&gt;&quot;;[.F40];&quot;&lt;/XCoordinate&gt;&lt;YCoordinate&gt;&quot;;[.G40];&quot;&lt;/YCoordinate&gt;&lt;/Station&gt;&quot;)" office:value-type="string" office:string-value="&lt;Station id=&quot;32&quot;&gt;&lt;Name&gt;Magdeburg&lt;/Name&gt;&lt;XCoordinate&gt;236&lt;/XCoordinate&gt;&lt;YCoordinate&gt;547&lt;/YCoordinate&gt;&lt;/Station&gt;" calcext:value-type="string">
            <text:p>&lt;Station id="32"&gt;&lt;Name&gt;Magdeburg&lt;/Name&gt;&lt;XCoordinate&gt;236&lt;/XCoordinate&gt;&lt;YCoordinate&gt;547&lt;/YCoordinate&gt;&lt;/Station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refeld</text:p>
          </table:table-cell>
          <table:table-cell office:value-type="float" office:value="51.3339005" calcext:value-type="float">
            <text:p>51,3339005</text:p>
          </table:table-cell>
          <table:table-cell office:value-type="float" office:value="6.5623002" calcext:value-type="float">
            <text:p>6,5623002</text:p>
          </table:table-cell>
          <table:table-cell/>
          <table:table-cell table:formula="of:=ROUND(([.$C$1]/([.$F$2]-[.$F$4]))*([.$F$2]-[.$D41]))" office:value-type="float" office:value="587" calcext:value-type="float">
            <text:p>587</text:p>
          </table:table-cell>
          <table:table-cell table:formula="of:=ROUND(([.$C$2]/([.$G$1]-[.$G$3]))*([.$C41]-[.$G$3]))" office:value-type="float" office:value="457" calcext:value-type="float">
            <text:p>457</text:p>
          </table:table-cell>
          <table:table-cell/>
          <table:table-cell table:formula="of:=CONCATENATE(&quot;&lt;Station id=&quot;&quot;&quot;;[.A41];&quot;&quot;&quot;&gt;&lt;Name&gt;&quot;;[.B41];&quot;&lt;/Name&gt;&lt;XCoordinate&gt;&quot;;[.F41];&quot;&lt;/XCoordinate&gt;&lt;YCoordinate&gt;&quot;;[.G41];&quot;&lt;/YCoordinate&gt;&lt;/Station&gt;&quot;)" office:value-type="string" office:string-value="&lt;Station id=&quot;33&quot;&gt;&lt;Name&gt;Krefeld&lt;/Name&gt;&lt;XCoordinate&gt;587&lt;/XCoordinate&gt;&lt;YCoordinate&gt;457&lt;/YCoordinate&gt;&lt;/Station&gt;" calcext:value-type="string">
            <text:p>&lt;Station id="33"&gt;&lt;Name&gt;Krefeld&lt;/Name&gt;&lt;XCoordinate&gt;587&lt;/XCoordinate&gt;&lt;YCoordinate&gt;457&lt;/YCoordinate&gt;&lt;/Station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reiburg im Breisgau</text:p>
          </table:table-cell>
          <table:table-cell office:value-type="float" office:value="47.9985313" calcext:value-type="float">
            <text:p>47,9985313</text:p>
          </table:table-cell>
          <table:table-cell office:value-type="float" office:value="7.8496499" calcext:value-type="float">
            <text:p>7,8496499</text:p>
          </table:table-cell>
          <table:table-cell/>
          <table:table-cell table:formula="of:=ROUND(([.$C$1]/([.$F$2]-[.$F$4]))*([.$F$2]-[.$D42]))" office:value-type="float" office:value="498" calcext:value-type="float">
            <text:p>498</text:p>
          </table:table-cell>
          <table:table-cell table:formula="of:=ROUND(([.$C$2]/([.$G$1]-[.$G$3]))*([.$C42]-[.$G$3]))" office:value-type="float" office:value="82" calcext:value-type="float">
            <text:p>82</text:p>
          </table:table-cell>
          <table:table-cell/>
          <table:table-cell table:formula="of:=CONCATENATE(&quot;&lt;Station id=&quot;&quot;&quot;;[.A42];&quot;&quot;&quot;&gt;&lt;Name&gt;&quot;;[.B42];&quot;&lt;/Name&gt;&lt;XCoordinate&gt;&quot;;[.F42];&quot;&lt;/XCoordinate&gt;&lt;YCoordinate&gt;&quot;;[.G42];&quot;&lt;/YCoordinate&gt;&lt;/Station&gt;&quot;)" office:value-type="string" office:string-value="&lt;Station id=&quot;34&quot;&gt;&lt;Name&gt;Freiburg im Breisgau&lt;/Name&gt;&lt;XCoordinate&gt;498&lt;/XCoordinate&gt;&lt;YCoordinate&gt;82&lt;/YCoordinate&gt;&lt;/Station&gt;" calcext:value-type="string">
            <text:p>&lt;Station id="34"&gt;&lt;Name&gt;Freiburg im Breisgau&lt;/Name&gt;&lt;XCoordinate&gt;498&lt;/XCoordinate&gt;&lt;YCoordinate&gt;82&lt;/YCoordinate&gt;&lt;/Station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übeck</text:p>
          </table:table-cell>
          <table:table-cell office:value-type="float" office:value="53.8662682" calcext:value-type="float">
            <text:p>53,8662682</text:p>
          </table:table-cell>
          <table:table-cell office:value-type="float" office:value="10.6808796" calcext:value-type="float">
            <text:p>10,6808796</text:p>
          </table:table-cell>
          <table:table-cell/>
          <table:table-cell table:formula="of:=ROUND(([.$C$1]/([.$F$2]-[.$F$4]))*([.$F$2]-[.$D43]))" office:value-type="float" office:value="302" calcext:value-type="float">
            <text:p>302</text:p>
          </table:table-cell>
          <table:table-cell table:formula="of:=ROUND(([.$C$2]/([.$G$1]-[.$G$3]))*([.$C43]-[.$G$3]))" office:value-type="float" office:value="743" calcext:value-type="float">
            <text:p>743</text:p>
          </table:table-cell>
          <table:table-cell/>
          <table:table-cell table:formula="of:=CONCATENATE(&quot;&lt;Station id=&quot;&quot;&quot;;[.A43];&quot;&quot;&quot;&gt;&lt;Name&gt;&quot;;[.B43];&quot;&lt;/Name&gt;&lt;XCoordinate&gt;&quot;;[.F43];&quot;&lt;/XCoordinate&gt;&lt;YCoordinate&gt;&quot;;[.G43];&quot;&lt;/YCoordinate&gt;&lt;/Station&gt;&quot;)" office:value-type="string" office:string-value="&lt;Station id=&quot;35&quot;&gt;&lt;Name&gt;Lübeck&lt;/Name&gt;&lt;XCoordinate&gt;302&lt;/XCoordinate&gt;&lt;YCoordinate&gt;743&lt;/YCoordinate&gt;&lt;/Station&gt;" calcext:value-type="string">
            <text:p>&lt;Station id="35"&gt;&lt;Name&gt;Lübeck&lt;/Name&gt;&lt;XCoordinate&gt;302&lt;/XCoordinate&gt;&lt;YCoordinate&gt;743&lt;/YCoordinate&gt;&lt;/Station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berhausen</text:p>
          </table:table-cell>
          <table:table-cell office:value-type="float" office:value="51.4694519" calcext:value-type="float">
            <text:p>51,4694519</text:p>
          </table:table-cell>
          <table:table-cell office:value-type="float" office:value="6.8550901" calcext:value-type="float">
            <text:p>6,8550901</text:p>
          </table:table-cell>
          <table:table-cell/>
          <table:table-cell table:formula="of:=ROUND(([.$C$1]/([.$F$2]-[.$F$4]))*([.$F$2]-[.$D44]))" office:value-type="float" office:value="567" calcext:value-type="float">
            <text:p>567</text:p>
          </table:table-cell>
          <table:table-cell table:formula="of:=ROUND(([.$C$2]/([.$G$1]-[.$G$3]))*([.$C44]-[.$G$3]))" office:value-type="float" office:value="473" calcext:value-type="float">
            <text:p>473</text:p>
          </table:table-cell>
          <table:table-cell/>
          <table:table-cell table:formula="of:=CONCATENATE(&quot;&lt;Station id=&quot;&quot;&quot;;[.A44];&quot;&quot;&quot;&gt;&lt;Name&gt;&quot;;[.B44];&quot;&lt;/Name&gt;&lt;XCoordinate&gt;&quot;;[.F44];&quot;&lt;/XCoordinate&gt;&lt;YCoordinate&gt;&quot;;[.G44];&quot;&lt;/YCoordinate&gt;&lt;/Station&gt;&quot;)" office:value-type="string" office:string-value="&lt;Station id=&quot;36&quot;&gt;&lt;Name&gt;Oberhausen&lt;/Name&gt;&lt;XCoordinate&gt;567&lt;/XCoordinate&gt;&lt;YCoordinate&gt;473&lt;/YCoordinate&gt;&lt;/Station&gt;" calcext:value-type="string">
            <text:p>&lt;Station id="36"&gt;&lt;Name&gt;Oberhausen&lt;/Name&gt;&lt;XCoordinate&gt;567&lt;/XCoordinate&gt;&lt;YCoordinate&gt;473&lt;/YCoordinate&gt;&lt;/Station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rfurt</text:p>
          </table:table-cell>
          <table:table-cell office:value-type="float" office:value="51.0283012" calcext:value-type="float">
            <text:p>51,0283012</text:p>
          </table:table-cell>
          <table:table-cell office:value-type="float" office:value="11.0396004" calcext:value-type="float">
            <text:p>11,0396004</text:p>
          </table:table-cell>
          <table:table-cell/>
          <table:table-cell table:formula="of:=ROUND(([.$C$1]/([.$F$2]-[.$F$4]))*([.$F$2]-[.$D45]))" office:value-type="float" office:value="277" calcext:value-type="float">
            <text:p>277</text:p>
          </table:table-cell>
          <table:table-cell table:formula="of:=ROUND(([.$C$2]/([.$G$1]-[.$G$3]))*([.$C45]-[.$G$3]))" office:value-type="float" office:value="423" calcext:value-type="float">
            <text:p>423</text:p>
          </table:table-cell>
          <table:table-cell/>
          <table:table-cell table:formula="of:=CONCATENATE(&quot;&lt;Station id=&quot;&quot;&quot;;[.A45];&quot;&quot;&quot;&gt;&lt;Name&gt;&quot;;[.B45];&quot;&lt;/Name&gt;&lt;XCoordinate&gt;&quot;;[.F45];&quot;&lt;/XCoordinate&gt;&lt;YCoordinate&gt;&quot;;[.G45];&quot;&lt;/YCoordinate&gt;&lt;/Station&gt;&quot;)" office:value-type="string" office:string-value="&lt;Station id=&quot;37&quot;&gt;&lt;Name&gt;Erfurt&lt;/Name&gt;&lt;XCoordinate&gt;277&lt;/XCoordinate&gt;&lt;YCoordinate&gt;423&lt;/YCoordinate&gt;&lt;/Station&gt;" calcext:value-type="string">
            <text:p>&lt;Station id="37"&gt;&lt;Name&gt;Erfurt&lt;/Name&gt;&lt;XCoordinate&gt;277&lt;/XCoordinate&gt;&lt;YCoordinate&gt;423&lt;/YCoordinate&gt;&lt;/Station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stock</text:p>
          </table:table-cell>
          <table:table-cell office:value-type="float" office:value="54.0790596" calcext:value-type="float">
            <text:p>54,0790596</text:p>
          </table:table-cell>
          <table:table-cell office:value-type="float" office:value="12.1321602" calcext:value-type="float">
            <text:p>12,1321602</text:p>
          </table:table-cell>
          <table:table-cell/>
          <table:table-cell table:formula="of:=ROUND(([.$C$1]/([.$F$2]-[.$F$4]))*([.$F$2]-[.$D46]))" office:value-type="float" office:value="202" calcext:value-type="float">
            <text:p>202</text:p>
          </table:table-cell>
          <table:table-cell table:formula="of:=ROUND(([.$C$2]/([.$G$1]-[.$G$3]))*([.$C46]-[.$G$3]))" office:value-type="float" office:value="766" calcext:value-type="float">
            <text:p>766</text:p>
          </table:table-cell>
          <table:table-cell/>
          <table:table-cell table:formula="of:=CONCATENATE(&quot;&lt;Station id=&quot;&quot;&quot;;[.A46];&quot;&quot;&quot;&gt;&lt;Name&gt;&quot;;[.B46];&quot;&lt;/Name&gt;&lt;XCoordinate&gt;&quot;;[.F46];&quot;&lt;/XCoordinate&gt;&lt;YCoordinate&gt;&quot;;[.G46];&quot;&lt;/YCoordinate&gt;&lt;/Station&gt;&quot;)" office:value-type="string" office:string-value="&lt;Station id=&quot;38&quot;&gt;&lt;Name&gt;Rostock&lt;/Name&gt;&lt;XCoordinate&gt;202&lt;/XCoordinate&gt;&lt;YCoordinate&gt;766&lt;/YCoordinate&gt;&lt;/Station&gt;" calcext:value-type="string">
            <text:p>&lt;Station id="38"&gt;&lt;Name&gt;Rostock&lt;/Name&gt;&lt;XCoordinate&gt;202&lt;/XCoordinate&gt;&lt;YCoordinate&gt;766&lt;/YCoordinate&gt;&lt;/Station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inz</text:p>
          </table:table-cell>
          <table:table-cell office:value-type="float" office:value="50.0006104" calcext:value-type="float">
            <text:p>50,0006104</text:p>
          </table:table-cell>
          <table:table-cell office:value-type="float" office:value="8.2722797" calcext:value-type="float">
            <text:p>8,2722797</text:p>
          </table:table-cell>
          <table:table-cell/>
          <table:table-cell table:formula="of:=ROUND(([.$C$1]/([.$F$2]-[.$F$4]))*([.$F$2]-[.$D47]))" office:value-type="float" office:value="469" calcext:value-type="float">
            <text:p>469</text:p>
          </table:table-cell>
          <table:table-cell table:formula="of:=ROUND(([.$C$2]/([.$G$1]-[.$G$3]))*([.$C47]-[.$G$3]))" office:value-type="float" office:value="307" calcext:value-type="float">
            <text:p>307</text:p>
          </table:table-cell>
          <table:table-cell/>
          <table:table-cell table:formula="of:=CONCATENATE(&quot;&lt;Station id=&quot;&quot;&quot;;[.A47];&quot;&quot;&quot;&gt;&lt;Name&gt;&quot;;[.B47];&quot;&lt;/Name&gt;&lt;XCoordinate&gt;&quot;;[.F47];&quot;&lt;/XCoordinate&gt;&lt;YCoordinate&gt;&quot;;[.G47];&quot;&lt;/YCoordinate&gt;&lt;/Station&gt;&quot;)" office:value-type="string" office:string-value="&lt;Station id=&quot;39&quot;&gt;&lt;Name&gt;Mainz&lt;/Name&gt;&lt;XCoordinate&gt;469&lt;/XCoordinate&gt;&lt;YCoordinate&gt;307&lt;/YCoordinate&gt;&lt;/Station&gt;" calcext:value-type="string">
            <text:p>&lt;Station id="39"&gt;&lt;Name&gt;Mainz&lt;/Name&gt;&lt;XCoordinate&gt;469&lt;/XCoordinate&gt;&lt;YCoordinate&gt;307&lt;/YCoordinate&gt;&lt;/Station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ssel</text:p>
          </table:table-cell>
          <table:table-cell office:value-type="float" office:value="51.3161011" calcext:value-type="float">
            <text:p>51,3161011</text:p>
          </table:table-cell>
          <table:table-cell office:value-type="float" office:value="9.4685202" calcext:value-type="float">
            <text:p>9,4685202</text:p>
          </table:table-cell>
          <table:table-cell/>
          <table:table-cell table:formula="of:=ROUND(([.$C$1]/([.$F$2]-[.$F$4]))*([.$F$2]-[.$D48]))" office:value-type="float" office:value="386" calcext:value-type="float">
            <text:p>386</text:p>
          </table:table-cell>
          <table:table-cell table:formula="of:=ROUND(([.$C$2]/([.$G$1]-[.$G$3]))*([.$C48]-[.$G$3]))" office:value-type="float" office:value="455" calcext:value-type="float">
            <text:p>455</text:p>
          </table:table-cell>
          <table:table-cell/>
          <table:table-cell table:formula="of:=CONCATENATE(&quot;&lt;Station id=&quot;&quot;&quot;;[.A48];&quot;&quot;&quot;&gt;&lt;Name&gt;&quot;;[.B48];&quot;&lt;/Name&gt;&lt;XCoordinate&gt;&quot;;[.F48];&quot;&lt;/XCoordinate&gt;&lt;YCoordinate&gt;&quot;;[.G48];&quot;&lt;/YCoordinate&gt;&lt;/Station&gt;&quot;)" office:value-type="string" office:string-value="&lt;Station id=&quot;40&quot;&gt;&lt;Name&gt;Kassel&lt;/Name&gt;&lt;XCoordinate&gt;386&lt;/XCoordinate&gt;&lt;YCoordinate&gt;455&lt;/YCoordinate&gt;&lt;/Station&gt;" calcext:value-type="string">
            <text:p>&lt;Station id="40"&gt;&lt;Name&gt;Kassel&lt;/Name&gt;&lt;XCoordinate&gt;386&lt;/XCoordinate&gt;&lt;YCoordinate&gt;455&lt;/YCoordinate&gt;&lt;/Station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gen</text:p>
          </table:table-cell>
          <table:table-cell office:value-type="float" office:value="51.3596001" calcext:value-type="float">
            <text:p>51,3596001</text:p>
          </table:table-cell>
          <table:table-cell office:value-type="float" office:value="7.46099" calcext:value-type="float">
            <text:p>7,46099</text:p>
          </table:table-cell>
          <table:table-cell/>
          <table:table-cell table:formula="of:=ROUND(([.$C$1]/([.$F$2]-[.$F$4]))*([.$F$2]-[.$D49]))" office:value-type="float" office:value="525" calcext:value-type="float">
            <text:p>525</text:p>
          </table:table-cell>
          <table:table-cell table:formula="of:=ROUND(([.$C$2]/([.$G$1]-[.$G$3]))*([.$C49]-[.$G$3]))" office:value-type="float" office:value="460" calcext:value-type="float">
            <text:p>460</text:p>
          </table:table-cell>
          <table:table-cell/>
          <table:table-cell table:formula="of:=CONCATENATE(&quot;&lt;Station id=&quot;&quot;&quot;;[.A49];&quot;&quot;&quot;&gt;&lt;Name&gt;&quot;;[.B49];&quot;&lt;/Name&gt;&lt;XCoordinate&gt;&quot;;[.F49];&quot;&lt;/XCoordinate&gt;&lt;YCoordinate&gt;&quot;;[.G49];&quot;&lt;/YCoordinate&gt;&lt;/Station&gt;&quot;)" office:value-type="string" office:string-value="&lt;Station id=&quot;41&quot;&gt;&lt;Name&gt;Hagen&lt;/Name&gt;&lt;XCoordinate&gt;525&lt;/XCoordinate&gt;&lt;YCoordinate&gt;460&lt;/YCoordinate&gt;&lt;/Station&gt;" calcext:value-type="string">
            <text:p>&lt;Station id="41"&gt;&lt;Name&gt;Hagen&lt;/Name&gt;&lt;XCoordinate&gt;525&lt;/XCoordinate&gt;&lt;YCoordinate&gt;460&lt;/YCoordinate&gt;&lt;/Station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arbrücken</text:p>
          </table:table-cell>
          <table:table-cell office:value-type="float" office:value="49.2314911" calcext:value-type="float">
            <text:p>49,2314911</text:p>
          </table:table-cell>
          <table:table-cell office:value-type="float" office:value="6.9983301" calcext:value-type="float">
            <text:p>6,9983301</text:p>
          </table:table-cell>
          <table:table-cell/>
          <table:table-cell table:formula="of:=ROUND(([.$C$1]/([.$F$2]-[.$F$4]))*([.$F$2]-[.$D50]))" office:value-type="float" office:value="557" calcext:value-type="float">
            <text:p>557</text:p>
          </table:table-cell>
          <table:table-cell table:formula="of:=ROUND(([.$C$2]/([.$G$1]-[.$G$3]))*([.$C50]-[.$G$3]))" office:value-type="float" office:value="221" calcext:value-type="float">
            <text:p>221</text:p>
          </table:table-cell>
          <table:table-cell/>
          <table:table-cell table:formula="of:=CONCATENATE(&quot;&lt;Station id=&quot;&quot;&quot;;[.A50];&quot;&quot;&quot;&gt;&lt;Name&gt;&quot;;[.B50];&quot;&lt;/Name&gt;&lt;XCoordinate&gt;&quot;;[.F50];&quot;&lt;/XCoordinate&gt;&lt;YCoordinate&gt;&quot;;[.G50];&quot;&lt;/YCoordinate&gt;&lt;/Station&gt;&quot;)" office:value-type="string" office:string-value="&lt;Station id=&quot;42&quot;&gt;&lt;Name&gt;Saarbrücken&lt;/Name&gt;&lt;XCoordinate&gt;557&lt;/XCoordinate&gt;&lt;YCoordinate&gt;221&lt;/YCoordinate&gt;&lt;/Station&gt;" calcext:value-type="string">
            <text:p>&lt;Station id="42"&gt;&lt;Name&gt;Saarbrücken&lt;/Name&gt;&lt;XCoordinate&gt;557&lt;/XCoordinate&gt;&lt;YCoordinate&gt;221&lt;/YCoordinate&gt;&lt;/Station&gt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mm</text:p>
          </table:table-cell>
          <table:table-cell office:value-type="float" office:value="51.6711998" calcext:value-type="float">
            <text:p>51,6711998</text:p>
          </table:table-cell>
          <table:table-cell office:value-type="float" office:value="7.7747102" calcext:value-type="float">
            <text:p>7,7747102</text:p>
          </table:table-cell>
          <table:table-cell/>
          <table:table-cell table:formula="of:=ROUND(([.$C$1]/([.$F$2]-[.$F$4]))*([.$F$2]-[.$D51]))" office:value-type="float" office:value="503" calcext:value-type="float">
            <text:p>503</text:p>
          </table:table-cell>
          <table:table-cell table:formula="of:=ROUND(([.$C$2]/([.$G$1]-[.$G$3]))*([.$C51]-[.$G$3]))" office:value-type="float" office:value="495" calcext:value-type="float">
            <text:p>495</text:p>
          </table:table-cell>
          <table:table-cell/>
          <table:table-cell table:formula="of:=CONCATENATE(&quot;&lt;Station id=&quot;&quot;&quot;;[.A51];&quot;&quot;&quot;&gt;&lt;Name&gt;&quot;;[.B51];&quot;&lt;/Name&gt;&lt;XCoordinate&gt;&quot;;[.F51];&quot;&lt;/XCoordinate&gt;&lt;YCoordinate&gt;&quot;;[.G51];&quot;&lt;/YCoordinate&gt;&lt;/Station&gt;&quot;)" office:value-type="string" office:string-value="&lt;Station id=&quot;43&quot;&gt;&lt;Name&gt;Hamm&lt;/Name&gt;&lt;XCoordinate&gt;503&lt;/XCoordinate&gt;&lt;YCoordinate&gt;495&lt;/YCoordinate&gt;&lt;/Station&gt;" calcext:value-type="string">
            <text:p>&lt;Station id="43"&gt;&lt;Name&gt;Hamm&lt;/Name&gt;&lt;XCoordinate&gt;503&lt;/XCoordinate&gt;&lt;YCoordinate&gt;495&lt;/YCoordinate&gt;&lt;/Station&gt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ülheim an der Ruhr</text:p>
          </table:table-cell>
          <table:table-cell office:value-type="float" office:value="51.4315987" calcext:value-type="float">
            <text:p>51,4315987</text:p>
          </table:table-cell>
          <table:table-cell office:value-type="float" office:value="6.8787699" calcext:value-type="float">
            <text:p>6,8787699</text:p>
          </table:table-cell>
          <table:table-cell/>
          <table:table-cell table:formula="of:=ROUND(([.$C$1]/([.$F$2]-[.$F$4]))*([.$F$2]-[.$D52]))" office:value-type="float" office:value="565" calcext:value-type="float">
            <text:p>565</text:p>
          </table:table-cell>
          <table:table-cell table:formula="of:=ROUND(([.$C$2]/([.$G$1]-[.$G$3]))*([.$C52]-[.$G$3]))" office:value-type="float" office:value="468" calcext:value-type="float">
            <text:p>468</text:p>
          </table:table-cell>
          <table:table-cell/>
          <table:table-cell table:formula="of:=CONCATENATE(&quot;&lt;Station id=&quot;&quot;&quot;;[.A52];&quot;&quot;&quot;&gt;&lt;Name&gt;&quot;;[.B52];&quot;&lt;/Name&gt;&lt;XCoordinate&gt;&quot;;[.F52];&quot;&lt;/XCoordinate&gt;&lt;YCoordinate&gt;&quot;;[.G52];&quot;&lt;/YCoordinate&gt;&lt;/Station&gt;&quot;)" office:value-type="string" office:string-value="&lt;Station id=&quot;44&quot;&gt;&lt;Name&gt;Mülheim an der Ruhr&lt;/Name&gt;&lt;XCoordinate&gt;565&lt;/XCoordinate&gt;&lt;YCoordinate&gt;468&lt;/YCoordinate&gt;&lt;/Station&gt;" calcext:value-type="string">
            <text:p>&lt;Station id="44"&gt;&lt;Name&gt;Mülheim an der Ruhr&lt;/Name&gt;&lt;XCoordinate&gt;565&lt;/XCoordinate&gt;&lt;YCoordinate&gt;468&lt;/YCoordinate&gt;&lt;/Station&gt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dwigshafen am Rhein</text:p>
          </table:table-cell>
          <table:table-cell office:value-type="float" office:value="49.4809418" calcext:value-type="float">
            <text:p>49,4809418</text:p>
          </table:table-cell>
          <table:table-cell office:value-type="float" office:value="8.4473" calcext:value-type="float">
            <text:p>8,4473</text:p>
          </table:table-cell>
          <table:table-cell/>
          <table:table-cell table:formula="of:=ROUND(([.$C$1]/([.$F$2]-[.$F$4]))*([.$F$2]-[.$D53]))" office:value-type="float" office:value="457" calcext:value-type="float">
            <text:p>457</text:p>
          </table:table-cell>
          <table:table-cell table:formula="of:=ROUND(([.$C$2]/([.$G$1]-[.$G$3]))*([.$C53]-[.$G$3]))" office:value-type="float" office:value="249" calcext:value-type="float">
            <text:p>249</text:p>
          </table:table-cell>
          <table:table-cell/>
          <table:table-cell table:formula="of:=CONCATENATE(&quot;&lt;Station id=&quot;&quot;&quot;;[.A53];&quot;&quot;&quot;&gt;&lt;Name&gt;&quot;;[.B53];&quot;&lt;/Name&gt;&lt;XCoordinate&gt;&quot;;[.F53];&quot;&lt;/XCoordinate&gt;&lt;YCoordinate&gt;&quot;;[.G53];&quot;&lt;/YCoordinate&gt;&lt;/Station&gt;&quot;)" office:value-type="string" office:string-value="&lt;Station id=&quot;45&quot;&gt;&lt;Name&gt;Ludwigshafen am Rhein&lt;/Name&gt;&lt;XCoordinate&gt;457&lt;/XCoordinate&gt;&lt;YCoordinate&gt;249&lt;/YCoordinate&gt;&lt;/Station&gt;" calcext:value-type="string">
            <text:p>&lt;Station id="45"&gt;&lt;Name&gt;Ludwigshafen am Rhein&lt;/Name&gt;&lt;XCoordinate&gt;457&lt;/XCoordinate&gt;&lt;YCoordinate&gt;249&lt;/YCoordinate&gt;&lt;/Station&gt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verkusen</text:p>
          </table:table-cell>
          <table:table-cell office:value-type="float" office:value="51.0331917" calcext:value-type="float">
            <text:p>51,0331917</text:p>
          </table:table-cell>
          <table:table-cell office:value-type="float" office:value="6.98174" calcext:value-type="float">
            <text:p>6,98174</text:p>
          </table:table-cell>
          <table:table-cell/>
          <table:table-cell table:formula="of:=ROUND(([.$C$1]/([.$F$2]-[.$F$4]))*([.$F$2]-[.$D54]))" office:value-type="float" office:value="558" calcext:value-type="float">
            <text:p>558</text:p>
          </table:table-cell>
          <table:table-cell table:formula="of:=ROUND(([.$C$2]/([.$G$1]-[.$G$3]))*([.$C54]-[.$G$3]))" office:value-type="float" office:value="424" calcext:value-type="float">
            <text:p>424</text:p>
          </table:table-cell>
          <table:table-cell/>
          <table:table-cell table:formula="of:=CONCATENATE(&quot;&lt;Station id=&quot;&quot;&quot;;[.A54];&quot;&quot;&quot;&gt;&lt;Name&gt;&quot;;[.B54];&quot;&lt;/Name&gt;&lt;XCoordinate&gt;&quot;;[.F54];&quot;&lt;/XCoordinate&gt;&lt;YCoordinate&gt;&quot;;[.G54];&quot;&lt;/YCoordinate&gt;&lt;/Station&gt;&quot;)" office:value-type="string" office:string-value="&lt;Station id=&quot;46&quot;&gt;&lt;Name&gt;Leverkusen&lt;/Name&gt;&lt;XCoordinate&gt;558&lt;/XCoordinate&gt;&lt;YCoordinate&gt;424&lt;/YCoordinate&gt;&lt;/Station&gt;" calcext:value-type="string">
            <text:p>&lt;Station id="46"&gt;&lt;Name&gt;Leverkusen&lt;/Name&gt;&lt;XCoordinate&gt;558&lt;/XCoordinate&gt;&lt;YCoordinate&gt;424&lt;/YCoordinate&gt;&lt;/Station&gt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tsdam</text:p>
          </table:table-cell>
          <table:table-cell office:value-type="float" office:value="52.3828888" calcext:value-type="float">
            <text:p>52,3828888</text:p>
          </table:table-cell>
          <table:table-cell office:value-type="float" office:value="13.04601" calcext:value-type="float">
            <text:p>13,04601</text:p>
          </table:table-cell>
          <table:table-cell/>
          <table:table-cell table:formula="of:=ROUND(([.$C$1]/([.$F$2]-[.$F$4]))*([.$F$2]-[.$D55]))" office:value-type="float" office:value="138" calcext:value-type="float">
            <text:p>138</text:p>
          </table:table-cell>
          <table:table-cell table:formula="of:=ROUND(([.$C$2]/([.$G$1]-[.$G$3]))*([.$C55]-[.$G$3]))" office:value-type="float" office:value="576" calcext:value-type="float">
            <text:p>576</text:p>
          </table:table-cell>
          <table:table-cell/>
          <table:table-cell table:formula="of:=CONCATENATE(&quot;&lt;Station id=&quot;&quot;&quot;;[.A55];&quot;&quot;&quot;&gt;&lt;Name&gt;&quot;;[.B55];&quot;&lt;/Name&gt;&lt;XCoordinate&gt;&quot;;[.F55];&quot;&lt;/XCoordinate&gt;&lt;YCoordinate&gt;&quot;;[.G55];&quot;&lt;/YCoordinate&gt;&lt;/Station&gt;&quot;)" office:value-type="string" office:string-value="&lt;Station id=&quot;47&quot;&gt;&lt;Name&gt;Potsdam&lt;/Name&gt;&lt;XCoordinate&gt;138&lt;/XCoordinate&gt;&lt;YCoordinate&gt;576&lt;/YCoordinate&gt;&lt;/Station&gt;" calcext:value-type="string">
            <text:p>&lt;Station id="47"&gt;&lt;Name&gt;Potsdam&lt;/Name&gt;&lt;XCoordinate&gt;138&lt;/XCoordinate&gt;&lt;YCoordinate&gt;576&lt;/YCoordinate&gt;&lt;/Station&gt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ldenburg</text:p>
          </table:table-cell>
          <table:table-cell office:value-type="float" office:value="53.1441994" calcext:value-type="float">
            <text:p>53,1441994</text:p>
          </table:table-cell>
          <table:table-cell office:value-type="float" office:value="8.1934795" calcext:value-type="float">
            <text:p>8,1934795</text:p>
          </table:table-cell>
          <table:table-cell/>
          <table:table-cell table:formula="of:=ROUND(([.$C$1]/([.$F$2]-[.$F$4]))*([.$F$2]-[.$D56]))" office:value-type="float" office:value="474" calcext:value-type="float">
            <text:p>474</text:p>
          </table:table-cell>
          <table:table-cell table:formula="of:=ROUND(([.$C$2]/([.$G$1]-[.$G$3]))*([.$C56]-[.$G$3]))" office:value-type="float" office:value="661" calcext:value-type="float">
            <text:p>661</text:p>
          </table:table-cell>
          <table:table-cell/>
          <table:table-cell table:formula="of:=CONCATENATE(&quot;&lt;Station id=&quot;&quot;&quot;;[.A56];&quot;&quot;&quot;&gt;&lt;Name&gt;&quot;;[.B56];&quot;&lt;/Name&gt;&lt;XCoordinate&gt;&quot;;[.F56];&quot;&lt;/XCoordinate&gt;&lt;YCoordinate&gt;&quot;;[.G56];&quot;&lt;/YCoordinate&gt;&lt;/Station&gt;&quot;)" office:value-type="string" office:string-value="&lt;Station id=&quot;48&quot;&gt;&lt;Name&gt;Oldenburg&lt;/Name&gt;&lt;XCoordinate&gt;474&lt;/XCoordinate&gt;&lt;YCoordinate&gt;661&lt;/YCoordinate&gt;&lt;/Station&gt;" calcext:value-type="string">
            <text:p>&lt;Station id="48"&gt;&lt;Name&gt;Oldenburg&lt;/Name&gt;&lt;XCoordinate&gt;474&lt;/XCoordinate&gt;&lt;YCoordinate&gt;661&lt;/YCoordinate&gt;&lt;/Station&gt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snabrück</text:p>
          </table:table-cell>
          <table:table-cell office:value-type="float" office:value="52.2913017" calcext:value-type="float">
            <text:p>52,2913017</text:p>
          </table:table-cell>
          <table:table-cell office:value-type="float" office:value="8.0546503" calcext:value-type="float">
            <text:p>8,0546503</text:p>
          </table:table-cell>
          <table:table-cell/>
          <table:table-cell table:formula="of:=ROUND(([.$C$1]/([.$F$2]-[.$F$4]))*([.$F$2]-[.$D57]))" office:value-type="float" office:value="484" calcext:value-type="float">
            <text:p>484</text:p>
          </table:table-cell>
          <table:table-cell table:formula="of:=ROUND(([.$C$2]/([.$G$1]-[.$G$3]))*([.$C57]-[.$G$3]))" office:value-type="float" office:value="565" calcext:value-type="float">
            <text:p>565</text:p>
          </table:table-cell>
          <table:table-cell/>
          <table:table-cell table:formula="of:=CONCATENATE(&quot;&lt;Station id=&quot;&quot;&quot;;[.A57];&quot;&quot;&quot;&gt;&lt;Name&gt;&quot;;[.B57];&quot;&lt;/Name&gt;&lt;XCoordinate&gt;&quot;;[.F57];&quot;&lt;/XCoordinate&gt;&lt;YCoordinate&gt;&quot;;[.G57];&quot;&lt;/YCoordinate&gt;&lt;/Station&gt;&quot;)" office:value-type="string" office:string-value="&lt;Station id=&quot;49&quot;&gt;&lt;Name&gt;Osnabrück&lt;/Name&gt;&lt;XCoordinate&gt;484&lt;/XCoordinate&gt;&lt;YCoordinate&gt;565&lt;/YCoordinate&gt;&lt;/Station&gt;" calcext:value-type="string">
            <text:p>&lt;Station id="49"&gt;&lt;Name&gt;Osnabrück&lt;/Name&gt;&lt;XCoordinate&gt;484&lt;/XCoordinate&gt;&lt;YCoordinate&gt;565&lt;/YCoordinate&gt;&lt;/Station&gt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lingen</text:p>
          </table:table-cell>
          <table:table-cell office:value-type="float" office:value="51.1675987" calcext:value-type="float">
            <text:p>51,1675987</text:p>
          </table:table-cell>
          <table:table-cell office:value-type="float" office:value="7.0851002" calcext:value-type="float">
            <text:p>7,0851002</text:p>
          </table:table-cell>
          <table:table-cell/>
          <table:table-cell table:formula="of:=ROUND(([.$C$1]/([.$F$2]-[.$F$4]))*([.$F$2]-[.$D58]))" office:value-type="float" office:value="551" calcext:value-type="float">
            <text:p>551</text:p>
          </table:table-cell>
          <table:table-cell table:formula="of:=ROUND(([.$C$2]/([.$G$1]-[.$G$3]))*([.$C58]-[.$G$3]))" office:value-type="float" office:value="439" calcext:value-type="float">
            <text:p>439</text:p>
          </table:table-cell>
          <table:table-cell/>
          <table:table-cell table:formula="of:=CONCATENATE(&quot;&lt;Station id=&quot;&quot;&quot;;[.A58];&quot;&quot;&quot;&gt;&lt;Name&gt;&quot;;[.B58];&quot;&lt;/Name&gt;&lt;XCoordinate&gt;&quot;;[.F58];&quot;&lt;/XCoordinate&gt;&lt;YCoordinate&gt;&quot;;[.G58];&quot;&lt;/YCoordinate&gt;&lt;/Station&gt;&quot;)" office:value-type="string" office:string-value="&lt;Station id=&quot;50&quot;&gt;&lt;Name&gt;Solingen&lt;/Name&gt;&lt;XCoordinate&gt;551&lt;/XCoordinate&gt;&lt;YCoordinate&gt;439&lt;/YCoordinate&gt;&lt;/Station&gt;" calcext:value-type="string">
            <text:p>&lt;Station id="50"&gt;&lt;Name&gt;Solingen&lt;/Name&gt;&lt;XCoordinate&gt;551&lt;/XCoordinate&gt;&lt;YCoordinate&gt;439&lt;/YCoordinate&gt;&lt;/Station&gt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rne</text:p>
          </table:table-cell>
          <table:table-cell office:value-type="float" office:value="51.5403099" calcext:value-type="float">
            <text:p>51,5403099</text:p>
          </table:table-cell>
          <table:table-cell office:value-type="float" office:value="7.2198701" calcext:value-type="float">
            <text:p>7,2198701</text:p>
          </table:table-cell>
          <table:table-cell/>
          <table:table-cell table:formula="of:=ROUND(([.$C$1]/([.$F$2]-[.$F$4]))*([.$F$2]-[.$D59]))" office:value-type="float" office:value="542" calcext:value-type="float">
            <text:p>542</text:p>
          </table:table-cell>
          <table:table-cell table:formula="of:=ROUND(([.$C$2]/([.$G$1]-[.$G$3]))*([.$C59]-[.$G$3]))" office:value-type="float" office:value="481" calcext:value-type="float">
            <text:p>481</text:p>
          </table:table-cell>
          <table:table-cell/>
          <table:table-cell table:formula="of:=CONCATENATE(&quot;&lt;Station id=&quot;&quot;&quot;;[.A59];&quot;&quot;&quot;&gt;&lt;Name&gt;&quot;;[.B59];&quot;&lt;/Name&gt;&lt;XCoordinate&gt;&quot;;[.F59];&quot;&lt;/XCoordinate&gt;&lt;YCoordinate&gt;&quot;;[.G59];&quot;&lt;/YCoordinate&gt;&lt;/Station&gt;&quot;)" office:value-type="string" office:string-value="&lt;Station id=&quot;51&quot;&gt;&lt;Name&gt;Herne&lt;/Name&gt;&lt;XCoordinate&gt;542&lt;/XCoordinate&gt;&lt;YCoordinate&gt;481&lt;/YCoordinate&gt;&lt;/Station&gt;" calcext:value-type="string">
            <text:p>&lt;Station id="51"&gt;&lt;Name&gt;Herne&lt;/Name&gt;&lt;XCoordinate&gt;542&lt;/XCoordinate&gt;&lt;YCoordinate&gt;481&lt;/YCoordinate&gt;&lt;/Station&gt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uss</text:p>
          </table:table-cell>
          <table:table-cell office:value-type="float" office:value="51.2160988" calcext:value-type="float">
            <text:p>51,2160988</text:p>
          </table:table-cell>
          <table:table-cell office:value-type="float" office:value="6.6677098" calcext:value-type="float">
            <text:p>6,6677098</text:p>
          </table:table-cell>
          <table:table-cell/>
          <table:table-cell table:formula="of:=ROUND(([.$C$1]/([.$F$2]-[.$F$4]))*([.$F$2]-[.$D60]))" office:value-type="float" office:value="580" calcext:value-type="float">
            <text:p>580</text:p>
          </table:table-cell>
          <table:table-cell table:formula="of:=ROUND(([.$C$2]/([.$G$1]-[.$G$3]))*([.$C60]-[.$G$3]))" office:value-type="float" office:value="444" calcext:value-type="float">
            <text:p>444</text:p>
          </table:table-cell>
          <table:table-cell/>
          <table:table-cell table:formula="of:=CONCATENATE(&quot;&lt;Station id=&quot;&quot;&quot;;[.A60];&quot;&quot;&quot;&gt;&lt;Name&gt;&quot;;[.B60];&quot;&lt;/Name&gt;&lt;XCoordinate&gt;&quot;;[.F60];&quot;&lt;/XCoordinate&gt;&lt;YCoordinate&gt;&quot;;[.G60];&quot;&lt;/YCoordinate&gt;&lt;/Station&gt;&quot;)" office:value-type="string" office:string-value="&lt;Station id=&quot;52&quot;&gt;&lt;Name&gt;Neuss&lt;/Name&gt;&lt;XCoordinate&gt;580&lt;/XCoordinate&gt;&lt;YCoordinate&gt;444&lt;/YCoordinate&gt;&lt;/Station&gt;" calcext:value-type="string">
            <text:p>&lt;Station id="52"&gt;&lt;Name&gt;Neuss&lt;/Name&gt;&lt;XCoordinate&gt;580&lt;/XCoordinate&gt;&lt;YCoordinate&gt;444&lt;/YCoordinate&gt;&lt;/Station&gt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eidelberg</text:p>
          </table:table-cell>
          <table:table-cell office:value-type="float" office:value="49.4134903" calcext:value-type="float">
            <text:p>49,4134903</text:p>
          </table:table-cell>
          <table:table-cell office:value-type="float" office:value="8.7080698" calcext:value-type="float">
            <text:p>8,7080698</text:p>
          </table:table-cell>
          <table:table-cell/>
          <table:table-cell table:formula="of:=ROUND(([.$C$1]/([.$F$2]-[.$F$4]))*([.$F$2]-[.$D61]))" office:value-type="float" office:value="439" calcext:value-type="float">
            <text:p>439</text:p>
          </table:table-cell>
          <table:table-cell table:formula="of:=ROUND(([.$C$2]/([.$G$1]-[.$G$3]))*([.$C61]-[.$G$3]))" office:value-type="float" office:value="241" calcext:value-type="float">
            <text:p>241</text:p>
          </table:table-cell>
          <table:table-cell/>
          <table:table-cell table:formula="of:=CONCATENATE(&quot;&lt;Station id=&quot;&quot;&quot;;[.A61];&quot;&quot;&quot;&gt;&lt;Name&gt;&quot;;[.B61];&quot;&lt;/Name&gt;&lt;XCoordinate&gt;&quot;;[.F61];&quot;&lt;/XCoordinate&gt;&lt;YCoordinate&gt;&quot;;[.G61];&quot;&lt;/YCoordinate&gt;&lt;/Station&gt;&quot;)" office:value-type="string" office:string-value="&lt;Station id=&quot;53&quot;&gt;&lt;Name&gt;Heidelberg&lt;/Name&gt;&lt;XCoordinate&gt;439&lt;/XCoordinate&gt;&lt;YCoordinate&gt;241&lt;/YCoordinate&gt;&lt;/Station&gt;" calcext:value-type="string">
            <text:p>&lt;Station id="53"&gt;&lt;Name&gt;Heidelberg&lt;/Name&gt;&lt;XCoordinate&gt;439&lt;/XCoordinate&gt;&lt;YCoordinate&gt;241&lt;/YCoordinate&gt;&lt;/Station&gt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rmstadt</text:p>
          </table:table-cell>
          <table:table-cell office:value-type="float" office:value="49.8534012" calcext:value-type="float">
            <text:p>49,8534012</text:p>
          </table:table-cell>
          <table:table-cell office:value-type="float" office:value="8.6465197" calcext:value-type="float">
            <text:p>8,6465197</text:p>
          </table:table-cell>
          <table:table-cell/>
          <table:table-cell table:formula="of:=ROUND(([.$C$1]/([.$F$2]-[.$F$4]))*([.$F$2]-[.$D62]))" office:value-type="float" office:value="443" calcext:value-type="float">
            <text:p>443</text:p>
          </table:table-cell>
          <table:table-cell table:formula="of:=ROUND(([.$C$2]/([.$G$1]-[.$G$3]))*([.$C62]-[.$G$3]))" office:value-type="float" office:value="291" calcext:value-type="float">
            <text:p>291</text:p>
          </table:table-cell>
          <table:table-cell/>
          <table:table-cell table:formula="of:=CONCATENATE(&quot;&lt;Station id=&quot;&quot;&quot;;[.A62];&quot;&quot;&quot;&gt;&lt;Name&gt;&quot;;[.B62];&quot;&lt;/Name&gt;&lt;XCoordinate&gt;&quot;;[.F62];&quot;&lt;/XCoordinate&gt;&lt;YCoordinate&gt;&quot;;[.G62];&quot;&lt;/YCoordinate&gt;&lt;/Station&gt;&quot;)" office:value-type="string" office:string-value="&lt;Station id=&quot;54&quot;&gt;&lt;Name&gt;Darmstadt&lt;/Name&gt;&lt;XCoordinate&gt;443&lt;/XCoordinate&gt;&lt;YCoordinate&gt;291&lt;/YCoordinate&gt;&lt;/Station&gt;" calcext:value-type="string">
            <text:p>&lt;Station id="54"&gt;&lt;Name&gt;Darmstadt&lt;/Name&gt;&lt;XCoordinate&gt;443&lt;/XCoordinate&gt;&lt;YCoordinate&gt;291&lt;/YCoordinate&gt;&lt;/Station&gt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derborn</text:p>
          </table:table-cell>
          <table:table-cell office:value-type="float" office:value="51.7181396" calcext:value-type="float">
            <text:p>51,7181396</text:p>
          </table:table-cell>
          <table:table-cell office:value-type="float" office:value="8.7520399" calcext:value-type="float">
            <text:p>8,7520399</text:p>
          </table:table-cell>
          <table:table-cell/>
          <table:table-cell table:formula="of:=ROUND(([.$C$1]/([.$F$2]-[.$F$4]))*([.$F$2]-[.$D63]))" office:value-type="float" office:value="436" calcext:value-type="float">
            <text:p>436</text:p>
          </table:table-cell>
          <table:table-cell table:formula="of:=ROUND(([.$C$2]/([.$G$1]-[.$G$3]))*([.$C63]-[.$G$3]))" office:value-type="float" office:value="501" calcext:value-type="float">
            <text:p>501</text:p>
          </table:table-cell>
          <table:table-cell/>
          <table:table-cell table:formula="of:=CONCATENATE(&quot;&lt;Station id=&quot;&quot;&quot;;[.A63];&quot;&quot;&quot;&gt;&lt;Name&gt;&quot;;[.B63];&quot;&lt;/Name&gt;&lt;XCoordinate&gt;&quot;;[.F63];&quot;&lt;/XCoordinate&gt;&lt;YCoordinate&gt;&quot;;[.G63];&quot;&lt;/YCoordinate&gt;&lt;/Station&gt;&quot;)" office:value-type="string" office:string-value="&lt;Station id=&quot;55&quot;&gt;&lt;Name&gt;Paderborn&lt;/Name&gt;&lt;XCoordinate&gt;436&lt;/XCoordinate&gt;&lt;YCoordinate&gt;501&lt;/YCoordinate&gt;&lt;/Station&gt;" calcext:value-type="string">
            <text:p>&lt;Station id="55"&gt;&lt;Name&gt;Paderborn&lt;/Name&gt;&lt;XCoordinate&gt;436&lt;/XCoordinate&gt;&lt;YCoordinate&gt;501&lt;/YCoordinate&gt;&lt;/Station&gt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gensburg</text:p>
          </table:table-cell>
          <table:table-cell office:value-type="float" office:value="49.0239983" calcext:value-type="float">
            <text:p>49,0239983</text:p>
          </table:table-cell>
          <table:table-cell office:value-type="float" office:value="12.0759001" calcext:value-type="float">
            <text:p>12,0759001</text:p>
          </table:table-cell>
          <table:table-cell/>
          <table:table-cell table:formula="of:=ROUND(([.$C$1]/([.$F$2]-[.$F$4]))*([.$F$2]-[.$D64]))" office:value-type="float" office:value="205" calcext:value-type="float">
            <text:p>205</text:p>
          </table:table-cell>
          <table:table-cell table:formula="of:=ROUND(([.$C$2]/([.$G$1]-[.$G$3]))*([.$C64]-[.$G$3]))" office:value-type="float" office:value="197" calcext:value-type="float">
            <text:p>197</text:p>
          </table:table-cell>
          <table:table-cell/>
          <table:table-cell table:formula="of:=CONCATENATE(&quot;&lt;Station id=&quot;&quot;&quot;;[.A64];&quot;&quot;&quot;&gt;&lt;Name&gt;&quot;;[.B64];&quot;&lt;/Name&gt;&lt;XCoordinate&gt;&quot;;[.F64];&quot;&lt;/XCoordinate&gt;&lt;YCoordinate&gt;&quot;;[.G64];&quot;&lt;/YCoordinate&gt;&lt;/Station&gt;&quot;)" office:value-type="string" office:string-value="&lt;Station id=&quot;56&quot;&gt;&lt;Name&gt;Regensburg&lt;/Name&gt;&lt;XCoordinate&gt;205&lt;/XCoordinate&gt;&lt;YCoordinate&gt;197&lt;/YCoordinate&gt;&lt;/Station&gt;" calcext:value-type="string">
            <text:p>&lt;Station id="56"&gt;&lt;Name&gt;Regensburg&lt;/Name&gt;&lt;XCoordinate&gt;205&lt;/XCoordinate&gt;&lt;YCoordinate&gt;197&lt;/YCoordinate&gt;&lt;/Station&gt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golstadt</text:p>
          </table:table-cell>
          <table:table-cell office:value-type="float" office:value="48.7737999" calcext:value-type="float">
            <text:p>48,7737999</text:p>
          </table:table-cell>
          <table:table-cell office:value-type="float" office:value="11.4201002" calcext:value-type="float">
            <text:p>11,4201002</text:p>
          </table:table-cell>
          <table:table-cell/>
          <table:table-cell table:formula="of:=ROUND(([.$C$1]/([.$F$2]-[.$F$4]))*([.$F$2]-[.$D65]))" office:value-type="float" office:value="251" calcext:value-type="float">
            <text:p>251</text:p>
          </table:table-cell>
          <table:table-cell table:formula="of:=ROUND(([.$C$2]/([.$G$1]-[.$G$3]))*([.$C65]-[.$G$3]))" office:value-type="float" office:value="169" calcext:value-type="float">
            <text:p>169</text:p>
          </table:table-cell>
          <table:table-cell/>
          <table:table-cell table:formula="of:=CONCATENATE(&quot;&lt;Station id=&quot;&quot;&quot;;[.A65];&quot;&quot;&quot;&gt;&lt;Name&gt;&quot;;[.B65];&quot;&lt;/Name&gt;&lt;XCoordinate&gt;&quot;;[.F65];&quot;&lt;/XCoordinate&gt;&lt;YCoordinate&gt;&quot;;[.G65];&quot;&lt;/YCoordinate&gt;&lt;/Station&gt;&quot;)" office:value-type="string" office:string-value="&lt;Station id=&quot;57&quot;&gt;&lt;Name&gt;Ingolstadt&lt;/Name&gt;&lt;XCoordinate&gt;251&lt;/XCoordinate&gt;&lt;YCoordinate&gt;169&lt;/YCoordinate&gt;&lt;/Station&gt;" calcext:value-type="string">
            <text:p>&lt;Station id="57"&gt;&lt;Name&gt;Ingolstadt&lt;/Name&gt;&lt;XCoordinate&gt;251&lt;/XCoordinate&gt;&lt;YCoordinate&gt;169&lt;/YCoordinate&gt;&lt;/Station&gt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ürzburg</text:p>
          </table:table-cell>
          <table:table-cell office:value-type="float" office:value="49.8035011" calcext:value-type="float">
            <text:p>49,8035011</text:p>
          </table:table-cell>
          <table:table-cell office:value-type="float" office:value="9.9440203" calcext:value-type="float">
            <text:p>9,9440203</text:p>
          </table:table-cell>
          <table:table-cell/>
          <table:table-cell table:formula="of:=ROUND(([.$C$1]/([.$F$2]-[.$F$4]))*([.$F$2]-[.$D66]))" office:value-type="float" office:value="353" calcext:value-type="float">
            <text:p>353</text:p>
          </table:table-cell>
          <table:table-cell table:formula="of:=ROUND(([.$C$2]/([.$G$1]-[.$G$3]))*([.$C66]-[.$G$3]))" office:value-type="float" office:value="285" calcext:value-type="float">
            <text:p>285</text:p>
          </table:table-cell>
          <table:table-cell/>
          <table:table-cell table:formula="of:=CONCATENATE(&quot;&lt;Station id=&quot;&quot;&quot;;[.A66];&quot;&quot;&quot;&gt;&lt;Name&gt;&quot;;[.B66];&quot;&lt;/Name&gt;&lt;XCoordinate&gt;&quot;;[.F66];&quot;&lt;/XCoordinate&gt;&lt;YCoordinate&gt;&quot;;[.G66];&quot;&lt;/YCoordinate&gt;&lt;/Station&gt;&quot;)" office:value-type="string" office:string-value="&lt;Station id=&quot;58&quot;&gt;&lt;Name&gt;Würzburg&lt;/Name&gt;&lt;XCoordinate&gt;353&lt;/XCoordinate&gt;&lt;YCoordinate&gt;285&lt;/YCoordinate&gt;&lt;/Station&gt;" calcext:value-type="string">
            <text:p>&lt;Station id="58"&gt;&lt;Name&gt;Würzburg&lt;/Name&gt;&lt;XCoordinate&gt;353&lt;/XCoordinate&gt;&lt;YCoordinate&gt;285&lt;/YCoordinate&gt;&lt;/Station&gt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olfsburg</text:p>
          </table:table-cell>
          <table:table-cell office:value-type="float" office:value="52.4244003" calcext:value-type="float">
            <text:p>52,4244003</text:p>
          </table:table-cell>
          <table:table-cell office:value-type="float" office:value="10.7974997" calcext:value-type="float">
            <text:p>10,7974997</text:p>
          </table:table-cell>
          <table:table-cell/>
          <table:table-cell table:formula="of:=ROUND(([.$C$1]/([.$F$2]-[.$F$4]))*([.$F$2]-[.$D67]))" office:value-type="float" office:value="294" calcext:value-type="float">
            <text:p>294</text:p>
          </table:table-cell>
          <table:table-cell table:formula="of:=ROUND(([.$C$2]/([.$G$1]-[.$G$3]))*([.$C67]-[.$G$3]))" office:value-type="float" office:value="580" calcext:value-type="float">
            <text:p>580</text:p>
          </table:table-cell>
          <table:table-cell/>
          <table:table-cell table:formula="of:=CONCATENATE(&quot;&lt;Station id=&quot;&quot;&quot;;[.A67];&quot;&quot;&quot;&gt;&lt;Name&gt;&quot;;[.B67];&quot;&lt;/Name&gt;&lt;XCoordinate&gt;&quot;;[.F67];&quot;&lt;/XCoordinate&gt;&lt;YCoordinate&gt;&quot;;[.G67];&quot;&lt;/YCoordinate&gt;&lt;/Station&gt;&quot;)" office:value-type="string" office:string-value="&lt;Station id=&quot;59&quot;&gt;&lt;Name&gt;Wolfsburg&lt;/Name&gt;&lt;XCoordinate&gt;294&lt;/XCoordinate&gt;&lt;YCoordinate&gt;580&lt;/YCoordinate&gt;&lt;/Station&gt;" calcext:value-type="string">
            <text:p>&lt;Station id="59"&gt;&lt;Name&gt;Wolfsburg&lt;/Name&gt;&lt;XCoordinate&gt;294&lt;/XCoordinate&gt;&lt;YCoordinate&gt;580&lt;/YCoordinate&gt;&lt;/Station&gt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ürth</text:p>
          </table:table-cell>
          <table:table-cell office:value-type="float" office:value="49.4804001" calcext:value-type="float">
            <text:p>49,4804001</text:p>
          </table:table-cell>
          <table:table-cell office:value-type="float" office:value="10.9799004" calcext:value-type="float">
            <text:p>10,9799004</text:p>
          </table:table-cell>
          <table:table-cell/>
          <table:table-cell table:formula="of:=ROUND(([.$C$1]/([.$F$2]-[.$F$4]))*([.$F$2]-[.$D68]))" office:value-type="float" office:value="281" calcext:value-type="float">
            <text:p>281</text:p>
          </table:table-cell>
          <table:table-cell table:formula="of:=ROUND(([.$C$2]/([.$G$1]-[.$G$3]))*([.$C68]-[.$G$3]))" office:value-type="float" office:value="249" calcext:value-type="float">
            <text:p>249</text:p>
          </table:table-cell>
          <table:table-cell/>
          <table:table-cell table:formula="of:=CONCATENATE(&quot;&lt;Station id=&quot;&quot;&quot;;[.A68];&quot;&quot;&quot;&gt;&lt;Name&gt;&quot;;[.B68];&quot;&lt;/Name&gt;&lt;XCoordinate&gt;&quot;;[.F68];&quot;&lt;/XCoordinate&gt;&lt;YCoordinate&gt;&quot;;[.G68];&quot;&lt;/YCoordinate&gt;&lt;/Station&gt;&quot;)" office:value-type="string" office:string-value="&lt;Station id=&quot;60&quot;&gt;&lt;Name&gt;Fürth&lt;/Name&gt;&lt;XCoordinate&gt;281&lt;/XCoordinate&gt;&lt;YCoordinate&gt;249&lt;/YCoordinate&gt;&lt;/Station&gt;" calcext:value-type="string">
            <text:p>&lt;Station id="60"&gt;&lt;Name&gt;Fürth&lt;/Name&gt;&lt;XCoordinate&gt;281&lt;/XCoordinate&gt;&lt;YCoordinate&gt;249&lt;/YCoordinate&gt;&lt;/Station&gt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lm</text:p>
          </table:table-cell>
          <table:table-cell office:value-type="float" office:value="48.3945999" calcext:value-type="float">
            <text:p>48,3945999</text:p>
          </table:table-cell>
          <table:table-cell office:value-type="float" office:value="9.9685602" calcext:value-type="float">
            <text:p>9,9685602</text:p>
          </table:table-cell>
          <table:table-cell/>
          <table:table-cell table:formula="of:=ROUND(([.$C$1]/([.$F$2]-[.$F$4]))*([.$F$2]-[.$D69]))" office:value-type="float" office:value="351" calcext:value-type="float">
            <text:p>351</text:p>
          </table:table-cell>
          <table:table-cell table:formula="of:=ROUND(([.$C$2]/([.$G$1]-[.$G$3]))*([.$C69]-[.$G$3]))" office:value-type="float" office:value="127" calcext:value-type="float">
            <text:p>127</text:p>
          </table:table-cell>
          <table:table-cell/>
          <table:table-cell table:formula="of:=CONCATENATE(&quot;&lt;Station id=&quot;&quot;&quot;;[.A69];&quot;&quot;&quot;&gt;&lt;Name&gt;&quot;;[.B69];&quot;&lt;/Name&gt;&lt;XCoordinate&gt;&quot;;[.F69];&quot;&lt;/XCoordinate&gt;&lt;YCoordinate&gt;&quot;;[.G69];&quot;&lt;/YCoordinate&gt;&lt;/Station&gt;&quot;)" office:value-type="string" office:string-value="&lt;Station id=&quot;61&quot;&gt;&lt;Name&gt;Ulm&lt;/Name&gt;&lt;XCoordinate&gt;351&lt;/XCoordinate&gt;&lt;YCoordinate&gt;127&lt;/YCoordinate&gt;&lt;/Station&gt;" calcext:value-type="string">
            <text:p>&lt;Station id="61"&gt;&lt;Name&gt;Ulm&lt;/Name&gt;&lt;XCoordinate&gt;351&lt;/XCoordinate&gt;&lt;YCoordinate&gt;127&lt;/YCoordinate&gt;&lt;/Station&gt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eilbronn</text:p>
          </table:table-cell>
          <table:table-cell office:value-type="float" office:value="49.1383018" calcext:value-type="float">
            <text:p>49,1383018</text:p>
          </table:table-cell>
          <table:table-cell office:value-type="float" office:value="9.2379103" calcext:value-type="float">
            <text:p>9,2379103</text:p>
          </table:table-cell>
          <table:table-cell/>
          <table:table-cell table:formula="of:=ROUND(([.$C$1]/([.$F$2]-[.$F$4]))*([.$F$2]-[.$D70]))" office:value-type="float" office:value="402" calcext:value-type="float">
            <text:p>402</text:p>
          </table:table-cell>
          <table:table-cell table:formula="of:=ROUND(([.$C$2]/([.$G$1]-[.$G$3]))*([.$C70]-[.$G$3]))" office:value-type="float" office:value="210" calcext:value-type="float">
            <text:p>210</text:p>
          </table:table-cell>
          <table:table-cell/>
          <table:table-cell table:formula="of:=CONCATENATE(&quot;&lt;Station id=&quot;&quot;&quot;;[.A70];&quot;&quot;&quot;&gt;&lt;Name&gt;&quot;;[.B70];&quot;&lt;/Name&gt;&lt;XCoordinate&gt;&quot;;[.F70];&quot;&lt;/XCoordinate&gt;&lt;YCoordinate&gt;&quot;;[.G70];&quot;&lt;/YCoordinate&gt;&lt;/Station&gt;&quot;)" office:value-type="string" office:string-value="&lt;Station id=&quot;62&quot;&gt;&lt;Name&gt;Heilbronn&lt;/Name&gt;&lt;XCoordinate&gt;402&lt;/XCoordinate&gt;&lt;YCoordinate&gt;210&lt;/YCoordinate&gt;&lt;/Station&gt;" calcext:value-type="string">
            <text:p>&lt;Station id="62"&gt;&lt;Name&gt;Heilbronn&lt;/Name&gt;&lt;XCoordinate&gt;402&lt;/XCoordinate&gt;&lt;YCoordinate&gt;210&lt;/YCoordinate&gt;&lt;/Station&gt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ffenbach am Main</text:p>
          </table:table-cell>
          <table:table-cell office:value-type="float" office:value="50.1032982" calcext:value-type="float">
            <text:p>50,1032982</text:p>
          </table:table-cell>
          <table:table-cell office:value-type="float" office:value="8.7774696" calcext:value-type="float">
            <text:p>8,7774696</text:p>
          </table:table-cell>
          <table:table-cell/>
          <table:table-cell table:formula="of:=ROUND(([.$C$1]/([.$F$2]-[.$F$4]))*([.$F$2]-[.$D71]))" office:value-type="float" office:value="434" calcext:value-type="float">
            <text:p>434</text:p>
          </table:table-cell>
          <table:table-cell table:formula="of:=ROUND(([.$C$2]/([.$G$1]-[.$G$3]))*([.$C71]-[.$G$3]))" office:value-type="float" office:value="319" calcext:value-type="float">
            <text:p>319</text:p>
          </table:table-cell>
          <table:table-cell/>
          <table:table-cell table:formula="of:=CONCATENATE(&quot;&lt;Station id=&quot;&quot;&quot;;[.A71];&quot;&quot;&quot;&gt;&lt;Name&gt;&quot;;[.B71];&quot;&lt;/Name&gt;&lt;XCoordinate&gt;&quot;;[.F71];&quot;&lt;/XCoordinate&gt;&lt;YCoordinate&gt;&quot;;[.G71];&quot;&lt;/YCoordinate&gt;&lt;/Station&gt;&quot;)" office:value-type="string" office:string-value="&lt;Station id=&quot;63&quot;&gt;&lt;Name&gt;Offenbach am Main&lt;/Name&gt;&lt;XCoordinate&gt;434&lt;/XCoordinate&gt;&lt;YCoordinate&gt;319&lt;/YCoordinate&gt;&lt;/Station&gt;" calcext:value-type="string">
            <text:p>&lt;Station id="63"&gt;&lt;Name&gt;Offenbach am Main&lt;/Name&gt;&lt;XCoordinate&gt;434&lt;/XCoordinate&gt;&lt;YCoordinate&gt;319&lt;/YCoordinate&gt;&lt;/Station&gt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öttingen</text:p>
          </table:table-cell>
          <table:table-cell office:value-type="float" office:value="51.5598984" calcext:value-type="float">
            <text:p>51,5598984</text:p>
          </table:table-cell>
          <table:table-cell office:value-type="float" office:value="9.9319201" calcext:value-type="float">
            <text:p>9,9319201</text:p>
          </table:table-cell>
          <table:table-cell/>
          <table:table-cell table:formula="of:=ROUND(([.$C$1]/([.$F$2]-[.$F$4]))*([.$F$2]-[.$D72]))" office:value-type="float" office:value="354" calcext:value-type="float">
            <text:p>354</text:p>
          </table:table-cell>
          <table:table-cell table:formula="of:=ROUND(([.$C$2]/([.$G$1]-[.$G$3]))*([.$C72]-[.$G$3]))" office:value-type="float" office:value="483" calcext:value-type="float">
            <text:p>483</text:p>
          </table:table-cell>
          <table:table-cell/>
          <table:table-cell table:formula="of:=CONCATENATE(&quot;&lt;Station id=&quot;&quot;&quot;;[.A72];&quot;&quot;&quot;&gt;&lt;Name&gt;&quot;;[.B72];&quot;&lt;/Name&gt;&lt;XCoordinate&gt;&quot;;[.F72];&quot;&lt;/XCoordinate&gt;&lt;YCoordinate&gt;&quot;;[.G72];&quot;&lt;/YCoordinate&gt;&lt;/Station&gt;&quot;)" office:value-type="string" office:string-value="&lt;Station id=&quot;64&quot;&gt;&lt;Name&gt;Göttingen&lt;/Name&gt;&lt;XCoordinate&gt;354&lt;/XCoordinate&gt;&lt;YCoordinate&gt;483&lt;/YCoordinate&gt;&lt;/Station&gt;" calcext:value-type="string">
            <text:p>&lt;Station id="64"&gt;&lt;Name&gt;Göttingen&lt;/Name&gt;&lt;XCoordinate&gt;354&lt;/XCoordinate&gt;&lt;YCoordinate&gt;483&lt;/YCoordinate&gt;&lt;/Station&gt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ottrop</text:p>
          </table:table-cell>
          <table:table-cell office:value-type="float" office:value="51.5181999" calcext:value-type="float">
            <text:p>51,5181999</text:p>
          </table:table-cell>
          <table:table-cell office:value-type="float" office:value="6.9321699" calcext:value-type="float">
            <text:p>6,9321699</text:p>
          </table:table-cell>
          <table:table-cell/>
          <table:table-cell table:formula="of:=ROUND(([.$C$1]/([.$F$2]-[.$F$4]))*([.$F$2]-[.$D73]))" office:value-type="float" office:value="562" calcext:value-type="float">
            <text:p>562</text:p>
          </table:table-cell>
          <table:table-cell table:formula="of:=ROUND(([.$C$2]/([.$G$1]-[.$G$3]))*([.$C73]-[.$G$3]))" office:value-type="float" office:value="478" calcext:value-type="float">
            <text:p>478</text:p>
          </table:table-cell>
          <table:table-cell/>
          <table:table-cell table:formula="of:=CONCATENATE(&quot;&lt;Station id=&quot;&quot;&quot;;[.A73];&quot;&quot;&quot;&gt;&lt;Name&gt;&quot;;[.B73];&quot;&lt;/Name&gt;&lt;XCoordinate&gt;&quot;;[.F73];&quot;&lt;/XCoordinate&gt;&lt;YCoordinate&gt;&quot;;[.G73];&quot;&lt;/YCoordinate&gt;&lt;/Station&gt;&quot;)" office:value-type="string" office:string-value="&lt;Station id=&quot;65&quot;&gt;&lt;Name&gt;Bottrop&lt;/Name&gt;&lt;XCoordinate&gt;562&lt;/XCoordinate&gt;&lt;YCoordinate&gt;478&lt;/YCoordinate&gt;&lt;/Station&gt;" calcext:value-type="string">
            <text:p>&lt;Station id="65"&gt;&lt;Name&gt;Bottrop&lt;/Name&gt;&lt;XCoordinate&gt;562&lt;/XCoordinate&gt;&lt;YCoordinate&gt;478&lt;/YCoordinate&gt;&lt;/Station&gt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forzheim</text:p>
          </table:table-cell>
          <table:table-cell office:value-type="float" office:value="48.8935013" calcext:value-type="float">
            <text:p>48,8935013</text:p>
          </table:table-cell>
          <table:table-cell office:value-type="float" office:value="8.7069798" calcext:value-type="float">
            <text:p>8,7069798</text:p>
          </table:table-cell>
          <table:table-cell/>
          <table:table-cell table:formula="of:=ROUND(([.$C$1]/([.$F$2]-[.$F$4]))*([.$F$2]-[.$D74]))" office:value-type="float" office:value="439" calcext:value-type="float">
            <text:p>439</text:p>
          </table:table-cell>
          <table:table-cell table:formula="of:=ROUND(([.$C$2]/([.$G$1]-[.$G$3]))*([.$C74]-[.$G$3]))" office:value-type="float" office:value="183" calcext:value-type="float">
            <text:p>183</text:p>
          </table:table-cell>
          <table:table-cell/>
          <table:table-cell table:formula="of:=CONCATENATE(&quot;&lt;Station id=&quot;&quot;&quot;;[.A74];&quot;&quot;&quot;&gt;&lt;Name&gt;&quot;;[.B74];&quot;&lt;/Name&gt;&lt;XCoordinate&gt;&quot;;[.F74];&quot;&lt;/XCoordinate&gt;&lt;YCoordinate&gt;&quot;;[.G74];&quot;&lt;/YCoordinate&gt;&lt;/Station&gt;&quot;)" office:value-type="string" office:string-value="&lt;Station id=&quot;66&quot;&gt;&lt;Name&gt;Pforzheim&lt;/Name&gt;&lt;XCoordinate&gt;439&lt;/XCoordinate&gt;&lt;YCoordinate&gt;183&lt;/YCoordinate&gt;&lt;/Station&gt;" calcext:value-type="string">
            <text:p>&lt;Station id="66"&gt;&lt;Name&gt;Pforzheim&lt;/Name&gt;&lt;XCoordinate&gt;439&lt;/XCoordinate&gt;&lt;YCoordinate&gt;183&lt;/YCoordinate&gt;&lt;/Station&gt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cklinghausen</text:p>
          </table:table-cell>
          <table:table-cell office:value-type="float" office:value="51.6194992" calcext:value-type="float">
            <text:p>51,6194992</text:p>
          </table:table-cell>
          <table:table-cell office:value-type="float" office:value="7.2134099" calcext:value-type="float">
            <text:p>7,2134099</text:p>
          </table:table-cell>
          <table:table-cell/>
          <table:table-cell table:formula="of:=ROUND(([.$C$1]/([.$F$2]-[.$F$4]))*([.$F$2]-[.$D75]))" office:value-type="float" office:value="542" calcext:value-type="float">
            <text:p>542</text:p>
          </table:table-cell>
          <table:table-cell table:formula="of:=ROUND(([.$C$2]/([.$G$1]-[.$G$3]))*([.$C75]-[.$G$3]))" office:value-type="float" office:value="490" calcext:value-type="float">
            <text:p>490</text:p>
          </table:table-cell>
          <table:table-cell/>
          <table:table-cell table:formula="of:=CONCATENATE(&quot;&lt;Station id=&quot;&quot;&quot;;[.A75];&quot;&quot;&quot;&gt;&lt;Name&gt;&quot;;[.B75];&quot;&lt;/Name&gt;&lt;XCoordinate&gt;&quot;;[.F75];&quot;&lt;/XCoordinate&gt;&lt;YCoordinate&gt;&quot;;[.G75];&quot;&lt;/YCoordinate&gt;&lt;/Station&gt;&quot;)" office:value-type="string" office:string-value="&lt;Station id=&quot;67&quot;&gt;&lt;Name&gt;Recklinghausen&lt;/Name&gt;&lt;XCoordinate&gt;542&lt;/XCoordinate&gt;&lt;YCoordinate&gt;490&lt;/YCoordinate&gt;&lt;/Station&gt;" calcext:value-type="string">
            <text:p>&lt;Station id="67"&gt;&lt;Name&gt;Recklinghausen&lt;/Name&gt;&lt;XCoordinate&gt;542&lt;/XCoordinate&gt;&lt;YCoordinate&gt;490&lt;/YCoordinate&gt;&lt;/Station&gt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utlingen</text:p>
          </table:table-cell>
          <table:table-cell office:value-type="float" office:value="48.4949989" calcext:value-type="float">
            <text:p>48,4949989</text:p>
          </table:table-cell>
          <table:table-cell office:value-type="float" office:value="9.2029696" calcext:value-type="float">
            <text:p>9,2029696</text:p>
          </table:table-cell>
          <table:table-cell/>
          <table:table-cell table:formula="of:=ROUND(([.$C$1]/([.$F$2]-[.$F$4]))*([.$F$2]-[.$D76]))" office:value-type="float" office:value="404" calcext:value-type="float">
            <text:p>404</text:p>
          </table:table-cell>
          <table:table-cell table:formula="of:=ROUND(([.$C$2]/([.$G$1]-[.$G$3]))*([.$C76]-[.$G$3]))" office:value-type="float" office:value="138" calcext:value-type="float">
            <text:p>138</text:p>
          </table:table-cell>
          <table:table-cell/>
          <table:table-cell table:formula="of:=CONCATENATE(&quot;&lt;Station id=&quot;&quot;&quot;;[.A76];&quot;&quot;&quot;&gt;&lt;Name&gt;&quot;;[.B76];&quot;&lt;/Name&gt;&lt;XCoordinate&gt;&quot;;[.F76];&quot;&lt;/XCoordinate&gt;&lt;YCoordinate&gt;&quot;;[.G76];&quot;&lt;/YCoordinate&gt;&lt;/Station&gt;&quot;)" office:value-type="string" office:string-value="&lt;Station id=&quot;68&quot;&gt;&lt;Name&gt;Reutlingen&lt;/Name&gt;&lt;XCoordinate&gt;404&lt;/XCoordinate&gt;&lt;YCoordinate&gt;138&lt;/YCoordinate&gt;&lt;/Station&gt;" calcext:value-type="string">
            <text:p>&lt;Station id="68"&gt;&lt;Name&gt;Reutlingen&lt;/Name&gt;&lt;XCoordinate&gt;404&lt;/XCoordinate&gt;&lt;YCoordinate&gt;138&lt;/YCoordinate&gt;&lt;/Station&gt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oblenz</text:p>
          </table:table-cell>
          <table:table-cell office:value-type="float" office:value="50.3613014" calcext:value-type="float">
            <text:p>50,3613014</text:p>
          </table:table-cell>
          <table:table-cell office:value-type="float" office:value="7.5876598" calcext:value-type="float">
            <text:p>7,5876598</text:p>
          </table:table-cell>
          <table:table-cell/>
          <table:table-cell table:formula="of:=ROUND(([.$C$1]/([.$F$2]-[.$F$4]))*([.$F$2]-[.$D77]))" office:value-type="float" office:value="516" calcext:value-type="float">
            <text:p>516</text:p>
          </table:table-cell>
          <table:table-cell table:formula="of:=ROUND(([.$C$2]/([.$G$1]-[.$G$3]))*([.$C77]-[.$G$3]))" office:value-type="float" office:value="348" calcext:value-type="float">
            <text:p>348</text:p>
          </table:table-cell>
          <table:table-cell/>
          <table:table-cell table:formula="of:=CONCATENATE(&quot;&lt;Station id=&quot;&quot;&quot;;[.A77];&quot;&quot;&quot;&gt;&lt;Name&gt;&quot;;[.B77];&quot;&lt;/Name&gt;&lt;XCoordinate&gt;&quot;;[.F77];&quot;&lt;/XCoordinate&gt;&lt;YCoordinate&gt;&quot;;[.G77];&quot;&lt;/YCoordinate&gt;&lt;/Station&gt;&quot;)" office:value-type="string" office:string-value="&lt;Station id=&quot;69&quot;&gt;&lt;Name&gt;Koblenz&lt;/Name&gt;&lt;XCoordinate&gt;516&lt;/XCoordinate&gt;&lt;YCoordinate&gt;348&lt;/YCoordinate&gt;&lt;/Station&gt;" calcext:value-type="string">
            <text:p>&lt;Station id="69"&gt;&lt;Name&gt;Koblenz&lt;/Name&gt;&lt;XCoordinate&gt;516&lt;/XCoordinate&gt;&lt;YCoordinate&gt;348&lt;/YCoordinate&gt;&lt;/Station&gt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mscheid</text:p>
          </table:table-cell>
          <table:table-cell office:value-type="float" office:value="51.1824989" calcext:value-type="float">
            <text:p>51,1824989</text:p>
          </table:table-cell>
          <table:table-cell office:value-type="float" office:value="7.2126698" calcext:value-type="float">
            <text:p>7,2126698</text:p>
          </table:table-cell>
          <table:table-cell/>
          <table:table-cell table:formula="of:=ROUND(([.$C$1]/([.$F$2]-[.$F$4]))*([.$F$2]-[.$D78]))" office:value-type="float" office:value="542" calcext:value-type="float">
            <text:p>542</text:p>
          </table:table-cell>
          <table:table-cell table:formula="of:=ROUND(([.$C$2]/([.$G$1]-[.$G$3]))*([.$C78]-[.$G$3]))" office:value-type="float" office:value="440" calcext:value-type="float">
            <text:p>440</text:p>
          </table:table-cell>
          <table:table-cell/>
          <table:table-cell table:formula="of:=CONCATENATE(&quot;&lt;Station id=&quot;&quot;&quot;;[.A78];&quot;&quot;&quot;&gt;&lt;Name&gt;&quot;;[.B78];&quot;&lt;/Name&gt;&lt;XCoordinate&gt;&quot;;[.F78];&quot;&lt;/XCoordinate&gt;&lt;YCoordinate&gt;&quot;;[.G78];&quot;&lt;/YCoordinate&gt;&lt;/Station&gt;&quot;)" office:value-type="string" office:string-value="&lt;Station id=&quot;70&quot;&gt;&lt;Name&gt;Remscheid&lt;/Name&gt;&lt;XCoordinate&gt;542&lt;/XCoordinate&gt;&lt;YCoordinate&gt;440&lt;/YCoordinate&gt;&lt;/Station&gt;" calcext:value-type="string">
            <text:p>&lt;Station id="70"&gt;&lt;Name&gt;Remscheid&lt;/Name&gt;&lt;XCoordinate&gt;542&lt;/XCoordinate&gt;&lt;YCoordinate&gt;440&lt;/YCoordinate&gt;&lt;/Station&gt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rgisch Gladbach</text:p>
          </table:table-cell>
          <table:table-cell office:value-type="float" office:value="50.9894981" calcext:value-type="float">
            <text:p>50,9894981</text:p>
          </table:table-cell>
          <table:table-cell office:value-type="float" office:value="7.1231599" calcext:value-type="float">
            <text:p>7,1231599</text:p>
          </table:table-cell>
          <table:table-cell/>
          <table:table-cell table:formula="of:=ROUND(([.$C$1]/([.$F$2]-[.$F$4]))*([.$F$2]-[.$D79]))" office:value-type="float" office:value="548" calcext:value-type="float">
            <text:p>548</text:p>
          </table:table-cell>
          <table:table-cell table:formula="of:=ROUND(([.$C$2]/([.$G$1]-[.$G$3]))*([.$C79]-[.$G$3]))" office:value-type="float" office:value="419" calcext:value-type="float">
            <text:p>419</text:p>
          </table:table-cell>
          <table:table-cell/>
          <table:table-cell table:formula="of:=CONCATENATE(&quot;&lt;Station id=&quot;&quot;&quot;;[.A79];&quot;&quot;&quot;&gt;&lt;Name&gt;&quot;;[.B79];&quot;&lt;/Name&gt;&lt;XCoordinate&gt;&quot;;[.F79];&quot;&lt;/XCoordinate&gt;&lt;YCoordinate&gt;&quot;;[.G79];&quot;&lt;/YCoordinate&gt;&lt;/Station&gt;&quot;)" office:value-type="string" office:string-value="&lt;Station id=&quot;71&quot;&gt;&lt;Name&gt;Bergisch Gladbach&lt;/Name&gt;&lt;XCoordinate&gt;548&lt;/XCoordinate&gt;&lt;YCoordinate&gt;419&lt;/YCoordinate&gt;&lt;/Station&gt;" calcext:value-type="string">
            <text:p>&lt;Station id="71"&gt;&lt;Name&gt;Bergisch Gladbach&lt;/Name&gt;&lt;XCoordinate&gt;548&lt;/XCoordinate&gt;&lt;YCoordinate&gt;419&lt;/YCoordinate&gt;&lt;/Station&gt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emerhaven</text:p>
          </table:table-cell>
          <table:table-cell office:value-type="float" office:value="53.5261002" calcext:value-type="float">
            <text:p>53,5261002</text:p>
          </table:table-cell>
          <table:table-cell office:value-type="float" office:value="8.6238699" calcext:value-type="float">
            <text:p>8,6238699</text:p>
          </table:table-cell>
          <table:table-cell/>
          <table:table-cell table:formula="of:=ROUND(([.$C$1]/([.$F$2]-[.$F$4]))*([.$F$2]-[.$D80]))" office:value-type="float" office:value="445" calcext:value-type="float">
            <text:p>445</text:p>
          </table:table-cell>
          <table:table-cell table:formula="of:=ROUND(([.$C$2]/([.$G$1]-[.$G$3]))*([.$C80]-[.$G$3]))" office:value-type="float" office:value="704" calcext:value-type="float">
            <text:p>704</text:p>
          </table:table-cell>
          <table:table-cell/>
          <table:table-cell table:formula="of:=CONCATENATE(&quot;&lt;Station id=&quot;&quot;&quot;;[.A80];&quot;&quot;&quot;&gt;&lt;Name&gt;&quot;;[.B80];&quot;&lt;/Name&gt;&lt;XCoordinate&gt;&quot;;[.F80];&quot;&lt;/XCoordinate&gt;&lt;YCoordinate&gt;&quot;;[.G80];&quot;&lt;/YCoordinate&gt;&lt;/Station&gt;&quot;)" office:value-type="string" office:string-value="&lt;Station id=&quot;72&quot;&gt;&lt;Name&gt;Bremerhaven&lt;/Name&gt;&lt;XCoordinate&gt;445&lt;/XCoordinate&gt;&lt;YCoordinate&gt;704&lt;/YCoordinate&gt;&lt;/Station&gt;" calcext:value-type="string">
            <text:p>&lt;Station id="72"&gt;&lt;Name&gt;Bremerhaven&lt;/Name&gt;&lt;XCoordinate&gt;445&lt;/XCoordinate&gt;&lt;YCoordinate&gt;704&lt;/YCoordinate&gt;&lt;/Station&gt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ena</text:p>
          </table:table-cell>
          <table:table-cell office:value-type="float" office:value="50.9203987" calcext:value-type="float">
            <text:p>50,9203987</text:p>
          </table:table-cell>
          <table:table-cell office:value-type="float" office:value="11.5907001" calcext:value-type="float">
            <text:p>11,5907001</text:p>
          </table:table-cell>
          <table:table-cell/>
          <table:table-cell table:formula="of:=ROUND(([.$C$1]/([.$F$2]-[.$F$4]))*([.$F$2]-[.$D81]))" office:value-type="float" office:value="239" calcext:value-type="float">
            <text:p>239</text:p>
          </table:table-cell>
          <table:table-cell table:formula="of:=ROUND(([.$C$2]/([.$G$1]-[.$G$3]))*([.$C81]-[.$G$3]))" office:value-type="float" office:value="411" calcext:value-type="float">
            <text:p>411</text:p>
          </table:table-cell>
          <table:table-cell/>
          <table:table-cell table:formula="of:=CONCATENATE(&quot;&lt;Station id=&quot;&quot;&quot;;[.A81];&quot;&quot;&quot;&gt;&lt;Name&gt;&quot;;[.B81];&quot;&lt;/Name&gt;&lt;XCoordinate&gt;&quot;;[.F81];&quot;&lt;/XCoordinate&gt;&lt;YCoordinate&gt;&quot;;[.G81];&quot;&lt;/YCoordinate&gt;&lt;/Station&gt;&quot;)" office:value-type="string" office:string-value="&lt;Station id=&quot;73&quot;&gt;&lt;Name&gt;Jena&lt;/Name&gt;&lt;XCoordinate&gt;239&lt;/XCoordinate&gt;&lt;YCoordinate&gt;411&lt;/YCoordinate&gt;&lt;/Station&gt;" calcext:value-type="string">
            <text:p>&lt;Station id="73"&gt;&lt;Name&gt;Jena&lt;/Name&gt;&lt;XCoordinate&gt;239&lt;/XCoordinate&gt;&lt;YCoordinate&gt;411&lt;/YCoordinate&gt;&lt;/Station&gt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ier</text:p>
          </table:table-cell>
          <table:table-cell office:value-type="float" office:value="49.7573395" calcext:value-type="float">
            <text:p>49,7573395</text:p>
          </table:table-cell>
          <table:table-cell office:value-type="float" office:value="6.6362" calcext:value-type="float">
            <text:p>6,6362</text:p>
          </table:table-cell>
          <table:table-cell/>
          <table:table-cell table:formula="of:=ROUND(([.$C$1]/([.$F$2]-[.$F$4]))*([.$F$2]-[.$D82]))" office:value-type="float" office:value="582" calcext:value-type="float">
            <text:p>582</text:p>
          </table:table-cell>
          <table:table-cell table:formula="of:=ROUND(([.$C$2]/([.$G$1]-[.$G$3]))*([.$C82]-[.$G$3]))" office:value-type="float" office:value="280" calcext:value-type="float">
            <text:p>280</text:p>
          </table:table-cell>
          <table:table-cell/>
          <table:table-cell table:formula="of:=CONCATENATE(&quot;&lt;Station id=&quot;&quot;&quot;;[.A82];&quot;&quot;&quot;&gt;&lt;Name&gt;&quot;;[.B82];&quot;&lt;/Name&gt;&lt;XCoordinate&gt;&quot;;[.F82];&quot;&lt;/XCoordinate&gt;&lt;YCoordinate&gt;&quot;;[.G82];&quot;&lt;/YCoordinate&gt;&lt;/Station&gt;&quot;)" office:value-type="string" office:string-value="&lt;Station id=&quot;74&quot;&gt;&lt;Name&gt;Trier&lt;/Name&gt;&lt;XCoordinate&gt;582&lt;/XCoordinate&gt;&lt;YCoordinate&gt;280&lt;/YCoordinate&gt;&lt;/Station&gt;" calcext:value-type="string">
            <text:p>&lt;Station id="74"&gt;&lt;Name&gt;Trier&lt;/Name&gt;&lt;XCoordinate&gt;582&lt;/XCoordinate&gt;&lt;YCoordinate&gt;280&lt;/YCoordinate&gt;&lt;/Station&gt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rlangen</text:p>
          </table:table-cell>
          <table:table-cell office:value-type="float" office:value="49.5872993" calcext:value-type="float">
            <text:p>49,5872993</text:p>
          </table:table-cell>
          <table:table-cell office:value-type="float" office:value="11.0257998" calcext:value-type="float">
            <text:p>11,0257998</text:p>
          </table:table-cell>
          <table:table-cell/>
          <table:table-cell table:formula="of:=ROUND(([.$C$1]/([.$F$2]-[.$F$4]))*([.$F$2]-[.$D83]))" office:value-type="float" office:value="278" calcext:value-type="float">
            <text:p>278</text:p>
          </table:table-cell>
          <table:table-cell table:formula="of:=ROUND(([.$C$2]/([.$G$1]-[.$G$3]))*([.$C83]-[.$G$3]))" office:value-type="float" office:value="261" calcext:value-type="float">
            <text:p>261</text:p>
          </table:table-cell>
          <table:table-cell/>
          <table:table-cell table:formula="of:=CONCATENATE(&quot;&lt;Station id=&quot;&quot;&quot;;[.A83];&quot;&quot;&quot;&gt;&lt;Name&gt;&quot;;[.B83];&quot;&lt;/Name&gt;&lt;XCoordinate&gt;&quot;;[.F83];&quot;&lt;/XCoordinate&gt;&lt;YCoordinate&gt;&quot;;[.G83];&quot;&lt;/YCoordinate&gt;&lt;/Station&gt;&quot;)" office:value-type="string" office:string-value="&lt;Station id=&quot;75&quot;&gt;&lt;Name&gt;Erlangen&lt;/Name&gt;&lt;XCoordinate&gt;278&lt;/XCoordinate&gt;&lt;YCoordinate&gt;261&lt;/YCoordinate&gt;&lt;/Station&gt;" calcext:value-type="string">
            <text:p>&lt;Station id="75"&gt;&lt;Name&gt;Erlangen&lt;/Name&gt;&lt;XCoordinate&gt;278&lt;/XCoordinate&gt;&lt;YCoordinate&gt;261&lt;/YCoordinate&gt;&lt;/Station&gt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oers</text:p>
          </table:table-cell>
          <table:table-cell office:value-type="float" office:value="51.4497986" calcext:value-type="float">
            <text:p>51,4497986</text:p>
          </table:table-cell>
          <table:table-cell office:value-type="float" office:value="6.6701398" calcext:value-type="float">
            <text:p>6,6701398</text:p>
          </table:table-cell>
          <table:table-cell/>
          <table:table-cell table:formula="of:=ROUND(([.$C$1]/([.$F$2]-[.$F$4]))*([.$F$2]-[.$D84]))" office:value-type="float" office:value="580" calcext:value-type="float">
            <text:p>580</text:p>
          </table:table-cell>
          <table:table-cell table:formula="of:=ROUND(([.$C$2]/([.$G$1]-[.$G$3]))*([.$C84]-[.$G$3]))" office:value-type="float" office:value="470" calcext:value-type="float">
            <text:p>470</text:p>
          </table:table-cell>
          <table:table-cell/>
          <table:table-cell table:formula="of:=CONCATENATE(&quot;&lt;Station id=&quot;&quot;&quot;;[.A84];&quot;&quot;&quot;&gt;&lt;Name&gt;&quot;;[.B84];&quot;&lt;/Name&gt;&lt;XCoordinate&gt;&quot;;[.F84];&quot;&lt;/XCoordinate&gt;&lt;YCoordinate&gt;&quot;;[.G84];&quot;&lt;/YCoordinate&gt;&lt;/Station&gt;&quot;)" office:value-type="string" office:string-value="&lt;Station id=&quot;76&quot;&gt;&lt;Name&gt;Moers&lt;/Name&gt;&lt;XCoordinate&gt;580&lt;/XCoordinate&gt;&lt;YCoordinate&gt;470&lt;/YCoordinate&gt;&lt;/Station&gt;" calcext:value-type="string">
            <text:p>&lt;Station id="76"&gt;&lt;Name&gt;Moers&lt;/Name&gt;&lt;XCoordinate&gt;580&lt;/XCoordinate&gt;&lt;YCoordinate&gt;470&lt;/YCoordinate&gt;&lt;/Station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min-integer-digits="1"/>
      <number:text> km</number:text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 style:data-style-name="N2" text:time-value="17:33:24.9394262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0:49:57.297589497</meta:creation-date>
    <dc:date>2014-05-28T17:35:08.718681760</dc:date>
    <meta:editing-duration>PT35M1S</meta:editing-duration>
    <meta:editing-cycles>13</meta:editing-cycles>
    <meta:generator>LibreOffice/4.2.4.2$Linux_X86_64 LibreOffice_project/420m0$Build-2</meta:generator>
    <meta:document-statistic meta:table-count="1" meta:cell-count="548" meta:object-count="0"/>
  </office:meta>
</office:document-meta>
</file>